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Arial2" svg:font-family="Arial2"/>
    <style:font-face style:name="Futura-book" svg:font-family="Futura-book"/>
    <style:font-face style:name="Noto Sans CJK SC" svg:font-family="&quot;Noto Sans CJK S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Comma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Comma" style:data-style-name="N3">
      <style:table-cell-properties fo:border="thin solid #000000"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Comma" style:data-style-name="N3">
      <style:table-cell-properties fo:border="thin solid #000000" style:vertical-align="middle" fo:background-color="#FFFFFF" style:cell-protect="protected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4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6" style:family="table-cell" style:parent-style-name="Default" style:data-style-name="N4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39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Comma" style:data-style-name="N3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6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5" style:family="table-cell" style:parent-style-name="Default" style:data-style-name="N37"/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40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8.73125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5.63562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0.796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009" table:default-cell-style-name="ce1"/>
        <table:table-column table:style-name="co9" table:default-cell-style-name="ce1"/>
        <table:table-column table:style-name="co10" table:number-columns-repeated="15365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6301" table:number-columns-spanned="2" table:number-rows-spanned="1" table:style-name="ce57">
            <text:p>6301</text:p>
          </table:table-cell>
          <table:covered-table-cell/>
          <table:table-cell table:number-columns-repeated="49" table:style-name="ce6"/>
          <table:table-cell table:number-columns-repeated="16324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8">
            <text:p>Dara Macias</text:p>
          </table:table-cell>
          <table:covered-table-cell/>
          <table:table-cell table:number-columns-repeated="49" table:style-name="ce6"/>
          <table:table-cell table:number-columns-repeated="16324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 Corriente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0-10-21T00:00:00" table:number-columns-spanned="2" table:number-rows-spanned="1" table:style-name="ce59">
            <text:p>21/10/2020</text:p>
          </table:table-cell>
          <table:covered-table-cell/>
          <table:table-cell table:number-columns-repeated="49" table:style-name="ce6"/>
          <table:table-cell table:number-columns-repeated="16324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8">
            <text:p>Carlos Almeida</text:p>
          </table:table-cell>
          <table:covered-table-cell/>
          <table:table-cell table:number-columns-repeated="49" table:style-name="ce6"/>
          <table:table-cell table:number-columns-repeated="16324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60">
            <text:p>15/4/2021</text:p>
          </table:table-cell>
          <table:covered-table-cell/>
          <table:table-cell table:number-columns-repeated="49" table:style-name="ce6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56">
            <text:p>Cuenta</text:p>
          </table:table-cell>
          <table:table-cell office:value-type="string" table:number-columns-spanned="1" table:number-rows-spanned="2" table:style-name="ce56">
            <text:p>Referencia</text:p>
          </table:table-cell>
          <table:table-cell office:value-type="string" table:style-name="ce8">
            <text:p>Saldos contables al</text:p>
          </table:table-cell>
          <table:table-cell office:value-type="string" table:number-columns-spanned="2" table:number-rows-spanned="1" table:style-name="ce63">
            <text:p>Movimiento</text:p>
          </table:table-cell>
          <table:covered-table-cell/>
          <table:table-cell office:value-type="string" table:style-name="ce9">
            <text:p>Saldos auditados al</text:p>
          </table:table-cell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56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style-name="ce10">
            <text:p>Variaciones</text:p>
          </table:table-cell>
          <table:table-cell table:number-columns-repeated="46" table:style-name="ce11"/>
          <table:table-cell table:number-columns-repeated="16327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2">
            <text:p>31-oct-20</text:p>
          </table:table-cell>
          <table:table-cell office:value-type="string" table:style-name="ce12">
            <text:p>Débitos</text:p>
          </table:table-cell>
          <table:table-cell office:value-type="string" table:style-name="ce12">
            <text:p>Créditos</text:p>
          </table:table-cell>
          <table:table-cell office:value-type="date" office:date-value="2020-12-31T00:00:00" table:style-name="ce12">
            <text:p>31-dic-20</text:p>
          </table:table-cell>
          <table:covered-table-cell/>
          <table:covered-table-cell/>
          <table:table-cell office:value-type="date" office:date-value="2019-12-31T00:00:00" table:style-name="ce12">
            <text:p>31-dic-19</text:p>
          </table:table-cell>
          <table:table-cell office:value-type="string" table:style-name="ce7">
            <text:p>Valor</text:p>
          </table:table-cell>
          <table:table-cell table:number-columns-repeated="45" table:style-name="ce11"/>
          <table:table-cell table:number-columns-repeated="16328" table:style-name="ce1"/>
        </table:table-row>
        <table:table-row table:style-name="ro2">
          <table:table-cell table:number-columns-repeated="3" table:style-name="ce13"/>
          <table:table-cell table:number-columns-repeated="4" table:style-name="ce14"/>
          <table:table-cell table:number-columns-repeated="3" table:style-name="ce13"/>
          <table:table-cell table:style-name="ce15"/>
          <table:table-cell table:number-columns-repeated="45" table:style-name="ce6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1-001</text:p>
          </table:table-cell>
          <table:table-cell office:value-type="string" table:style-name="ce13">
            <text:p>12% IVA VENTAS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20251.2" table:style-name="ce14">
            <text:p>20.251</text:p>
          </table:table-cell>
          <table:table-cell office:value-type="float" office:value="20251.2" table:style-name="ce14">
            <text:p>20.251</text:p>
          </table:table-cell>
          <table:table-cell office:value-type="float" office:value="0" table:formula="of:=[.D10]-[.E10]+[.F10]" table:style-name="ce16">
            <text:p>0</text:p>
          </table:table-cell>
          <table:table-cell office:value-type="string" table:style-name="ce13">
            <text:p>2-1-1-01-01-001</text:p>
          </table:table-cell>
          <table:table-cell office:value-type="string" table:style-name="ce13">
            <text:p>12% IVA VENTAS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1-002</text:p>
          </table:table-cell>
          <table:table-cell office:value-type="string" table:style-name="ce13">
            <text:p>30% IVA RETENIDO PROVEEDORES</text:p>
          </table:table-cell>
          <table:table-cell table:style-name="ce13"/>
          <table:table-cell office:value-type="float" office:value="0" table:style-name="ce16">
            <text:p>0</text:p>
          </table:table-cell>
          <table:table-cell table:number-columns-repeated="2" table:style-name="ce14"/>
          <table:table-cell office:value-type="float" office:value="0" table:formula="of:=[.D11]-[.E11]+[.F11]" table:style-name="ce16">
            <text:p>0</text:p>
          </table:table-cell>
          <table:table-cell office:value-type="string" table:style-name="ce13">
            <text:p>2-1-1-01-01-002</text:p>
          </table:table-cell>
          <table:table-cell office:value-type="string" table:style-name="ce13">
            <text:p>30% IVA RETENIDO PROVEEDORES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1]-[.J11]" table:style-name="ce17">
            <text:p>0</text:p>
          </table:table-cell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1-003</text:p>
          </table:table-cell>
          <table:table-cell office:value-type="string" table:style-name="ce13">
            <text:p>70% IVA RETENIDO PROVEEDORES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322.88" table:style-name="ce14">
            <text:p>323</text:p>
          </table:table-cell>
          <table:table-cell office:value-type="float" office:value="322.88" table:style-name="ce14">
            <text:p>323</text:p>
          </table:table-cell>
          <table:table-cell office:value-type="float" office:value="0" table:formula="of:=[.D12]-[.E12]+[.F12]" table:style-name="ce16">
            <text:p>0</text:p>
          </table:table-cell>
          <table:table-cell office:value-type="string" table:style-name="ce13">
            <text:p>2-1-1-01-01-003</text:p>
          </table:table-cell>
          <table:table-cell office:value-type="string" table:style-name="ce13">
            <text:p>70% IVA RETENIDO PROVEEDORES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2]-[.J12]" table:style-name="ce17">
            <text:p>0</text:p>
          </table:table-cell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1-004</text:p>
          </table:table-cell>
          <table:table-cell office:value-type="string" table:style-name="ce13">
            <text:p>100% IVA RETENIDO PERSONA NATURAL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1331.6" table:style-name="ce14">
            <text:p>1.332</text:p>
          </table:table-cell>
          <table:table-cell office:value-type="float" office:value="1331.6" table:style-name="ce14">
            <text:p>1.332</text:p>
          </table:table-cell>
          <table:table-cell office:value-type="float" office:value="0" table:formula="of:=[.D13]-[.E13]+[.F13]" table:style-name="ce16">
            <text:p>0</text:p>
          </table:table-cell>
          <table:table-cell office:value-type="string" table:style-name="ce13">
            <text:p>2-1-1-01-01-004</text:p>
          </table:table-cell>
          <table:table-cell office:value-type="string" table:style-name="ce13">
            <text:p>100% IVA RETENIDO PERSONA NATURAL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3]-[.J13]" table:style-name="ce17">
            <text:p>0</text:p>
          </table:table-cell>
          <table:table-cell table:number-columns-repeated="45" table:style-name="ce19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1-005</text:p>
          </table:table-cell>
          <table:table-cell office:value-type="string" table:style-name="ce13">
            <text:p>IVA POR PAGAR</text:p>
          </table:table-cell>
          <table:table-cell table:style-name="ce13"/>
          <table:table-cell office:value-type="float" office:value="815.8" table:style-name="ce16">
            <text:p>816</text:p>
          </table:table-cell>
          <table:table-cell office:value-type="float" office:value="10736.92" table:style-name="ce14">
            <text:p>10.737</text:p>
          </table:table-cell>
          <table:table-cell office:value-type="float" office:value="10625.69" table:style-name="ce14">
            <text:p>10.626</text:p>
          </table:table-cell>
          <table:table-cell office:value-type="float" office:value="704.56999999999971" table:formula="of:=[.D14]-[.E14]+[.F14]" table:style-name="ce16">
            <text:p>705</text:p>
          </table:table-cell>
          <table:table-cell office:value-type="string" table:style-name="ce13">
            <text:p>2-1-1-01-01-005</text:p>
          </table:table-cell>
          <table:table-cell office:value-type="string" table:style-name="ce13">
            <text:p>IVA POR PAGAR</text:p>
          </table:table-cell>
          <table:table-cell office:value-type="float" office:value="799.19" table:style-name="ce16">
            <text:p>799</text:p>
          </table:table-cell>
          <table:table-cell office:value-type="float" office:value="-94.620000000000346" table:formula="of:=[.G14]-[.J14]" table:style-name="ce17">
            <text:p>-95</text:p>
          </table:table-cell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table:number-columns-repeated="3" table:style-name="ce13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3"/>
          <table:table-cell table:style-name="ce16"/>
          <table:table-cell table:style-name="ce17"/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2-001</text:p>
          </table:table-cell>
          <table:table-cell office:value-type="string" table:style-name="ce13">
            <text:p>1% RETENCION FUENTE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formula="of:=[.D16]-[.E16]+[.F16]" table:style-name="ce16">
            <text:p>0</text:p>
          </table:table-cell>
          <table:table-cell office:value-type="string" table:style-name="ce13">
            <text:p>2-1-1-01-02-001</text:p>
          </table:table-cell>
          <table:table-cell office:value-type="string" table:style-name="ce13">
            <text:p>1% RETENCION FUENTE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6]-[.J16]" table:style-name="ce17">
            <text:p>0</text:p>
          </table:table-cell>
          <table:table-cell table:number-columns-repeated="45" table:style-name="ce18"/>
          <table:table-cell table:number-columns-repeated="16328" table:style-name="ce1"/>
        </table:table-row>
        <table:table-row table:style-name="ro2">
          <table:table-cell office:value-type="string" table:style-name="ce13">
            <text:p>2-1-1-01-02-002</text:p>
          </table:table-cell>
          <table:table-cell office:value-type="string" table:style-name="ce13">
            <text:p>2% RETENCION FUENTE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[.D17]-[.E17]+[.F17]" table:style-name="ce16">
            <text:p>0</text:p>
          </table:table-cell>
          <table:table-cell office:value-type="string" table:style-name="ce13">
            <text:p>2-1-1-01-02-002</text:p>
          </table:table-cell>
          <table:table-cell office:value-type="string" table:style-name="ce13">
            <text:p>2% RETENCION FUENTE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7]-[.J17]" table:style-name="ce17">
            <text:p>0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office:value-type="string" table:style-name="ce13">
            <text:p>2-1-1-01-02-003</text:p>
          </table:table-cell>
          <table:table-cell office:value-type="string" table:style-name="ce13">
            <text:p>8% RETENCION FUENTE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471.72" table:style-name="ce14">
            <text:p>472</text:p>
          </table:table-cell>
          <table:table-cell office:value-type="float" office:value="471.72" table:style-name="ce14">
            <text:p>472</text:p>
          </table:table-cell>
          <table:table-cell office:value-type="float" office:value="0" table:formula="of:=[.D18]-[.E18]+[.F18]" table:style-name="ce16">
            <text:p>0</text:p>
          </table:table-cell>
          <table:table-cell office:value-type="string" table:style-name="ce13">
            <text:p>2-1-1-01-02-003</text:p>
          </table:table-cell>
          <table:table-cell office:value-type="string" table:style-name="ce13">
            <text:p>8% RETENCION FUENTE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8]-[.J18]" table:style-name="ce17">
            <text:p>0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office:value-type="string" table:style-name="ce13">
            <text:p>2-1-1-01-02-004</text:p>
          </table:table-cell>
          <table:table-cell office:value-type="string" table:style-name="ce13">
            <text:p>10% RETENCION FUENTE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520" table:style-name="ce14">
            <text:p>520</text:p>
          </table:table-cell>
          <table:table-cell office:value-type="float" office:value="520" table:style-name="ce14">
            <text:p>520</text:p>
          </table:table-cell>
          <table:table-cell office:value-type="float" office:value="0" table:formula="of:=[.D19]-[.E19]+[.F19]" table:style-name="ce16">
            <text:p>0</text:p>
          </table:table-cell>
          <table:table-cell office:value-type="string" table:style-name="ce13">
            <text:p>2-1-1-01-02-004</text:p>
          </table:table-cell>
          <table:table-cell office:value-type="string" table:style-name="ce13">
            <text:p>10% RETENCION FUENTE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19]-[.J19]" table:style-name="ce17">
            <text:p>0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office:value-type="string" table:style-name="ce13">
            <text:p>2-1-1-01-02-007</text:p>
          </table:table-cell>
          <table:table-cell office:value-type="string" table:style-name="ce13">
            <text:p>RET. FUENTE POR PAGAR</text:p>
          </table:table-cell>
          <table:table-cell table:style-name="ce13"/>
          <table:table-cell office:value-type="float" office:value="620.86" table:style-name="ce16">
            <text:p>621</text:p>
          </table:table-cell>
          <table:table-cell office:value-type="float" office:value="1233.53" table:style-name="ce14">
            <text:p>1.234</text:p>
          </table:table-cell>
          <table:table-cell office:value-type="float" office:value="1121.23" table:style-name="ce14">
            <text:p>1.121</text:p>
          </table:table-cell>
          <table:table-cell office:value-type="float" office:value="508.56000000000006" table:formula="of:=[.D20]-[.E20]+[.F20]" table:style-name="ce16">
            <text:p>509</text:p>
          </table:table-cell>
          <table:table-cell office:value-type="string" table:style-name="ce13">
            <text:p>2-1-1-01-02-007</text:p>
          </table:table-cell>
          <table:table-cell office:value-type="string" table:style-name="ce13">
            <text:p>RET. FUENTE POR PAGAR</text:p>
          </table:table-cell>
          <table:table-cell office:value-type="float" office:value="606.80999999999995" table:style-name="ce16">
            <text:p>607</text:p>
          </table:table-cell>
          <table:table-cell office:value-type="float" office:value="-98.249999999999886" table:formula="of:=[.G20]-[.J20]" table:style-name="ce17">
            <text:p>-98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table:number-columns-repeated="3" table:style-name="ce13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3"/>
          <table:table-cell table:style-name="ce16"/>
          <table:table-cell table:style-name="ce17"/>
          <table:table-cell table:number-columns-repeated="45" table:style-name="ce18"/>
          <table:table-cell table:number-columns-repeated="16328"/>
        </table:table-row>
        <table:table-row table:style-name="ro2">
          <table:table-cell office:value-type="string" table:style-name="ce13">
            <text:p>2-1-1-01-02-008</text:p>
          </table:table-cell>
          <table:table-cell office:value-type="string" table:style-name="ce13">
            <text:p>RET. IMPTO 1.75% COMPRAS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[.D22]-[.E22]+[.F22]" table:style-name="ce16">
            <text:p>0</text:p>
          </table:table-cell>
          <table:table-cell office:value-type="string" table:style-name="ce13">
            <text:p>2-1-1-01-02-008</text:p>
          </table:table-cell>
          <table:table-cell office:value-type="string" table:style-name="ce13">
            <text:p>RET. IMPTO 1.75% COMPRAS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22]-[.J22]" table:style-name="ce17">
            <text:p>0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office:value-type="string" table:style-name="ce13">
            <text:p>2-1-1-01-02-009</text:p>
          </table:table-cell>
          <table:table-cell office:value-type="string" table:style-name="ce13">
            <text:p>RET. IMPTO. 2.75% COMPRAS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125.51" table:style-name="ce14">
            <text:p>126</text:p>
          </table:table-cell>
          <table:table-cell office:value-type="float" office:value="125.51" table:style-name="ce14">
            <text:p>126</text:p>
          </table:table-cell>
          <table:table-cell office:value-type="float" office:value="0" table:formula="of:=[.D23]-[.E23]+[.F23]" table:style-name="ce16">
            <text:p>0</text:p>
          </table:table-cell>
          <table:table-cell office:value-type="string" table:style-name="ce13">
            <text:p>2-1-1-01-02-009</text:p>
          </table:table-cell>
          <table:table-cell office:value-type="string" table:style-name="ce13">
            <text:p>RET. IMPTO. 2.75% COMPRAS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[.G23]-[.J23]" table:style-name="ce17">
            <text:p>0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table:number-columns-repeated="3" table:style-name="ce13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3"/>
          <table:table-cell table:style-name="ce16"/>
          <table:table-cell table:style-name="ce17"/>
          <table:table-cell table:number-columns-repeated="45" table:style-name="ce19"/>
          <table:table-cell table:number-columns-repeated="16328"/>
        </table:table-row>
        <table:table-row table:style-name="ro2">
          <table:table-cell office:value-type="string" table:style-name="ce13">
            <text:p>2-1-1-01-03-001</text:p>
          </table:table-cell>
          <table:table-cell office:value-type="string" table:style-name="ce13">
            <text:p>IMPUESTO A LA RENTA POR <text:s/>PAGAR</text:p>
          </table:table-cell>
          <table:table-cell table:style-name="ce13"/>
          <table:table-cell office:value-type="float" office:value="0" table:style-name="ce16">
            <text:p>0</text:p>
          </table:table-cell>
          <table:table-cell office:value-type="float" office:value="15612.31" table:style-name="ce14">
            <text:p>15.612</text:p>
          </table:table-cell>
          <table:table-cell office:value-type="float" office:value="15612.31" table:style-name="ce14">
            <text:p>15.612</text:p>
          </table:table-cell>
          <table:table-cell office:value-type="float" office:value="0" table:formula="of:=[.D25]-[.E25]+[.F25]" table:style-name="ce16">
            <text:p>0</text:p>
          </table:table-cell>
          <table:table-cell office:value-type="string" table:style-name="ce13">
            <text:p>2-1-1-01-03-001</text:p>
          </table:table-cell>
          <table:table-cell office:value-type="string" table:style-name="ce13">
            <text:p>IMPUESTO A LA RENTA POR <text:s/>PAGAR</text:p>
          </table:table-cell>
          <table:table-cell office:value-type="float" office:value="40604.11" table:style-name="ce16">
            <text:p>40.604</text:p>
          </table:table-cell>
          <table:table-cell office:value-type="float" office:value="-40604.11" table:formula="of:=[.G25]-[.J25]" table:style-name="ce17">
            <text:p>-40.604</text:p>
          </table:table-cell>
          <table:table-cell table:number-columns-repeated="45" table:style-name="ce18"/>
          <table:table-cell table:number-columns-repeated="16328"/>
        </table:table-row>
        <table:table-row table:style-name="ro2">
          <table:table-cell table:number-columns-repeated="3" table:style-name="ce13"/>
          <table:table-cell table:number-columns-repeated="4" table:style-name="ce14"/>
          <table:table-cell table:number-columns-repeated="2" table:style-name="ce13"/>
          <table:table-cell table:style-name="ce14"/>
          <table:table-cell table:style-name="ce20"/>
          <table:table-cell table:number-columns-repeated="45" table:style-name="ce18"/>
          <table:table-cell table:number-columns-repeated="16328"/>
        </table:table-row>
        <table:table-row table:style-name="ro4">
          <table:table-cell table:style-name="ce21"/>
          <table:table-cell office:value-type="string" table:style-name="ce22">
            <text:p>Total</text:p>
          </table:table-cell>
          <table:table-cell table:style-name="ce22"/>
          <table:table-cell office:value-type="float" office:value="1436.6599999999999" table:formula="of:=SUM([.D9:.D26])" table:style-name="ce23">
            <text:p>1.437</text:p>
          </table:table-cell>
          <table:table-cell office:value-type="float" office:value="50609.67" table:formula="of:=SUM([.E9:.E26])" table:style-name="ce24">
            <text:p>50.610</text:p>
          </table:table-cell>
          <table:table-cell office:value-type="float" office:value="50386.140000000007" table:formula="of:=SUM([.F9:.F26])" table:style-name="ce24">
            <text:p>50.386</text:p>
          </table:table-cell>
          <table:table-cell office:value-type="float" office:value="1213.1299999999997" table:formula="of:=SUM([.G9:.G26])" table:style-name="ce23">
            <text:p>1.213</text:p>
          </table:table-cell>
          <table:table-cell table:number-columns-repeated="2" table:style-name="ce21"/>
          <table:table-cell office:value-type="float" office:value="42010.11" table:formula="of:=SUM([.J9:.J26])" table:style-name="ce25">
            <text:p>42.010</text:p>
          </table:table-cell>
          <table:table-cell office:value-type="float" office:value="-40796.980000000003" table:formula="of:=SUM([.K9:.K26])" table:style-name="ce26">
            <text:p>-40.797</text:p>
          </table:table-cell>
          <table:table-cell table:number-columns-repeated="16373" table:style-name="ce2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28"/>
          <table:table-cell office:value-type="string" table:style-name="ce29">
            <text:p>Saldo al</text:p>
          </table:table-cell>
          <table:table-cell office:value-type="string" table:style-name="ce30">
            <text:p>Saldo al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31">
            <text:p>Nota a los estados financieros:</text:p>
          </table:table-cell>
          <table:table-cell table:style-name="ce31"/>
          <table:table-cell office:value-type="date" office:date-value="2020-12-31T00:00:00" table:style-name="ce32">
            <text:p>31/12/2020</text:p>
          </table:table-cell>
          <table:table-cell office:value-type="date" office:date-value="2019-12-31T00:00:00" table:style-name="ce33">
            <text:p>31/12/2019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34"/>
          <table:table-cell table:style-name="ce35"/>
          <table:table-cell table:style-name="ce36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37">
            <text:p>IVA POR PAGAR</text:p>
          </table:table-cell>
          <table:table-cell table:style-name="ce37"/>
          <table:table-cell office:value-type="float" office:value="704.56999999999971" table:formula="of:=SUM([.G10:.G14])" table:style-name="ce16">
            <text:p>705</text:p>
          </table:table-cell>
          <table:table-cell office:value-type="float" office:value="799.19" table:formula="of:=SUM([.J10:.J14])" table:style-name="ce16">
            <text:p>799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38">
            <text:p>RET. FUENTE POR PAGAR</text:p>
          </table:table-cell>
          <table:table-cell table:style-name="ce38"/>
          <table:table-cell office:value-type="float" office:value="508.56000000000006" table:formula="of:=SUM([.G16:.G20])" table:style-name="ce16">
            <text:p>509</text:p>
          </table:table-cell>
          <table:table-cell office:value-type="float" office:value="606.80999999999995" table:formula="of:=SUM([.J16:.J20])" table:style-name="ce16">
            <text:p>607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37"/>
          <table:table-cell table:style-name="ce39"/>
          <table:table-cell table:style-name="ce40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1">
            <text:p>Total</text:p>
          </table:table-cell>
          <table:table-cell table:style-name="ce41"/>
          <table:table-cell office:value-type="float" office:value="1213.1299999999997" table:formula="of:=+SUM([.D32:.D33])" table:style-name="ce42">
            <text:p>1.213</text:p>
          </table:table-cell>
          <table:table-cell office:value-type="float" office:value="1406" table:formula="of:=+SUM([.E32:.E33])" table:style-name="ce42">
            <text:p>1.40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Fuente:</text:p>
          </table:table-cell>
          <table:table-cell table:number-columns-repeated="46" table:style-name="ce44"/>
          <table:table-cell table:number-columns-repeated="9" table:style-name="ce45"/>
          <table:table-cell table:number-columns-repeated="16328"/>
        </table:table-row>
        <table:table-row table:style-name="ro2">
          <table:table-cell office:value-type="string" table:style-name="ce46">
            <text:p>Estados Financieros de la compañía y mayor general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table:number-columns-repeated="47" table:style-name="ce46"/>
          <table:table-cell table:number-columns-repeated="16337" table:style-name="ce1"/>
        </table:table-row>
        <table:table-row table:style-name="ro2">
          <table:table-cell office:value-type="string" table:style-name="ce47">
            <text:p>Trabajo realizado: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office:value-type="string" table:style-name="ce46">
            <text:p>Examinamos las declaraciones mensuales de IVA y retenciones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office:value-type="string" table:style-name="ce46">
            <text:p>El saldo de retenciones de impuesto a la renta por pagar corresponde con la declaracion (formulario 103) de diciembre. Examinamos compropante de pago con fecha enero 2021(Ver 8101)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office:value-type="string" table:style-name="ce46">
            <text:p>El saldo de retenciones de IVA por pagar corresponde con la declaracion (formulario 1904) de diciembfre. Examinamos comprobante de pago con fecha enero 2021 (Ver 8103)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table:number-columns-repeated="47" table:style-name="ce46"/>
          <table:table-cell table:number-columns-repeated="16337" table:style-name="ce1"/>
        </table:table-row>
        <table:table-row table:style-name="ro2">
          <table:table-cell office:value-type="string" table:style-name="ce48">
            <text:p>Conclusiones (A ser completado por el Auditor a cargo del compromiso):</text:p>
          </table:table-cell>
          <table:table-cell table:number-columns-repeated="46" table:style-name="ce46"/>
          <table:table-cell table:number-columns-repeated="16337" table:style-name="ce1"/>
        </table:table-row>
        <table:table-row table:style-name="ro2">
          <table:table-cell office:value-type="string" table:style-name="ce46">
            <text:p>Como resultado del examen realizado concluimos que los saldos de pasivos por impuestos corrientes al 31 de dicembre del 2020 son razonables.</text:p>
          </table:table-cell>
          <table:table-cell table:number-columns-repeated="46" table:style-name="ce46"/>
          <table:table-cell table:number-columns-repeated="16337" table:style-name="ce1"/>
        </table:table-row>
        <table:table-row table:number-rows-repeated="2" table:style-name="ro2">
          <table:table-cell table:number-columns-repeated="47" table:style-name="ce46"/>
          <table:table-cell table:number-columns-repeated="16337" table:style-name="ce1"/>
        </table:table-row>
        <table:table-row table:number-rows-repeated="6" table:style-name="ro2">
          <table:table-cell table:number-columns-repeated="47" table:style-name="ce46"/>
          <table:table-cell table:number-columns-repeated="16337"/>
        </table:table-row>
        <table:table-row table:number-rows-repeated="1048522" table:style-name="ro2">
          <table:table-cell table:number-columns-repeated="16384"/>
        </table:table-row>
      </table:table>
      <table:table table:name="Mayor" table:style-name="ta2">
        <table:table-column table:style-name="co11" table:default-cell-style-name="ce53"/>
        <table:table-column table:style-name="co12" table:default-cell-style-name="ce53"/>
        <table:table-column table:style-name="co13" table:default-cell-style-name="ce54"/>
        <table:table-column table:style-name="co14" table:number-columns-repeated="2" table:default-cell-style-name="ce54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5"/>
        <table:table-column table:style-name="co18" table:default-cell-style-name="ce1"/>
        <table:table-column table:style-name="co8" table:number-columns-repeated="1013" table:default-cell-style-name="ce1"/>
        <table:table-column table:style-name="co10" table:number-columns-repeated="15360" table:default-cell-style-name="ce1"/>
        <table:table-row table:style-name="ro5">
          <table:table-cell office:value-type="string" table:style-name="ce49">
            <text:p>2-1-1-01</text:p>
          </table:table-cell>
          <table:table-cell office:value-type="string" table:style-name="ce49">
            <text:p>OBLIGACIONES TRIBUTARIAS</text:p>
          </table:table-cell>
          <table:table-cell office:value-type="float" office:value="-1406" table:style-name="ce50">
            <text:p>-1406</text:p>
          </table:table-cell>
          <table:table-cell office:value-type="float" office:value="195937.09" table:style-name="ce50">
            <text:p>195937,09</text:p>
          </table:table-cell>
          <table:table-cell office:value-type="float" office:value="195744.22" table:style-name="ce50">
            <text:p>195744,22</text:p>
          </table:table-cell>
          <table:table-cell office:value-type="float" office:value="-1213.1300000000001" table:style-name="ce51">
            <text:p>-1213,13</text:p>
          </table:table-cell>
          <table:table-cell office:value-type="string" table:style-name="ce51">
            <text:p>Totales &gt;&gt;&gt;&gt;&gt;&gt;&gt;&gt;&gt;&gt;&gt; :</text:p>
          </table:table-cell>
          <table:table-cell office:value-type="float" office:value="0" table:style-name="ce51">
            <text:p>0</text:p>
          </table:table-cell>
          <table:table-cell office:value-type="float" office:value="3960592.21" table:style-name="ce51">
            <text:p>3960592,21</text:p>
          </table:table-cell>
          <table:table-cell table:style-name="ce52"/>
          <table:table-cell table:number-columns-repeated="16374" table:style-name="ce51"/>
        </table:table-row>
        <table:table-row table:style-name="ro5">
          <table:table-cell office:value-type="string" table:style-name="ce49">
            <text:p>2-1-1-01-01</text:p>
          </table:table-cell>
          <table:table-cell office:value-type="string" table:style-name="ce49">
            <text:p>IVA POR PAGAR</text:p>
          </table:table-cell>
          <table:table-cell office:value-type="float" office:value="-799.19" table:style-name="ce50">
            <text:p>-799,19</text:p>
          </table:table-cell>
          <table:table-cell office:value-type="float" office:value="164626.47" table:style-name="ce50">
            <text:p>164626,47</text:p>
          </table:table-cell>
          <table:table-cell office:value-type="float" office:value="164531.85" table:style-name="ce50">
            <text:p>164531,85</text:p>
          </table:table-cell>
          <table:table-cell office:value-type="float" office:value="-704.57" table:style-name="ce64">
            <text:p>-704,57</text:p>
          </table:table-cell>
          <table:table-cell office:value-type="string" table:style-name="ce51">
            <text:p>Totales &gt;&gt;&gt;&gt;&gt;&gt;&gt;&gt;&gt;&gt;&gt; :</text:p>
          </table:table-cell>
          <table:table-cell office:value-type="float" office:value="0" table:style-name="ce51">
            <text:p>0</text:p>
          </table:table-cell>
          <table:table-cell office:value-type="float" office:value="3960592.21" table:style-name="ce51">
            <text:p>3960592,21</text:p>
          </table:table-cell>
          <table:table-cell table:style-name="ce52"/>
          <table:table-cell table:number-columns-repeated="16374" table:style-name="ce51"/>
        </table:table-row>
        <table:table-row table:style-name="ro5">
          <table:table-cell office:value-type="string" table:style-name="ce49">
            <text:p>2-1-1-01-01-001</text:p>
          </table:table-cell>
          <table:table-cell office:value-type="string" table:style-name="ce49">
            <text:p>12% IVA VENTAS</text:p>
          </table:table-cell>
          <table:table-cell office:value-type="float" office:value="0" table:style-name="ce50">
            <text:p>0</text:p>
          </table:table-cell>
          <table:table-cell office:value-type="float" office:value="82270.2" table:style-name="ce50">
            <text:p>82270,2</text:p>
          </table:table-cell>
          <table:table-cell office:value-type="float" office:value="82270.2" table:style-name="ce50">
            <text:p>82270,2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7,411.20</text:p>
          </table:table-cell>
          <table:table-cell office:value-type="float" office:value="0" table:style-name="ce54">
            <text:p>0</text:p>
          </table:table-cell>
          <table:table-cell office:value-type="float" office:value="7411.2" table:style-name="ce54">
            <text:p>7411,2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55">
            <text:p>21/02/20</text:p>
          </table:table-cell>
          <table:table-cell office:value-type="string" table:style-name="ce1">
            <text:p>Factura #4316 Cliente : Telconet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411.2" table:style-name="ce54">
            <text:p>7411,2</text:p>
          </table:table-cell>
          <table:table-cell office:value-type="float" office:value="0" table:style-name="ce54">
            <text:p>0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,411.20</text:p>
          </table:table-cell>
          <table:table-cell office:value-type="float" office:value="0" table:style-name="ce54">
            <text:p>0</text:p>
          </table:table-cell>
          <table:table-cell office:value-type="float" office:value="7411.2" table:style-name="ce54">
            <text:p>7411,2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411.2" table:style-name="ce54">
            <text:p>7411,2</text:p>
          </table:table-cell>
          <table:table-cell office:value-type="float" office:value="0" table:style-name="ce54">
            <text:p>0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9,216.00</text:p>
          </table:table-cell>
          <table:table-cell office:value-type="float" office:value="0" table:style-name="ce54">
            <text:p>0</text:p>
          </table:table-cell>
          <table:table-cell office:value-type="float" office:value="9216" table:style-name="ce54">
            <text:p>9216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55">
            <text:p>16/03/20</text:p>
          </table:table-cell>
          <table:table-cell office:value-type="string" table:style-name="ce1">
            <text:p>Factura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8,432.00</text:p>
          </table:table-cell>
          <table:table-cell office:value-type="float" office:value="0" table:style-name="ce54">
            <text:p>0</text:p>
          </table:table-cell>
          <table:table-cell office:value-type="float" office:value="9216" table:style-name="ce54">
            <text:p>9216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8,432.60</text:p>
          </table:table-cell>
          <table:table-cell office:value-type="float" office:value="0" table:style-name="ce54">
            <text:p>0</text:p>
          </table:table-cell>
          <table:table-cell office:value-type="float" office:value="0.6" table:style-name="ce54">
            <text:p>0,6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Diario #1136: Reclasificaci de Registro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9,216.00</text:p>
          </table:table-cell>
          <table:table-cell office:value-type="float" office:value="9216.6" table:style-name="ce54">
            <text:p>9216,6</text:p>
          </table:table-cell>
          <table:table-cell office:value-type="float" office:value="0" table:style-name="ce54">
            <text:p>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de Impuestos IVA de Ventas mes Marz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9216" table:style-name="ce54">
            <text:p>9216</text:p>
          </table:table-cell>
          <table:table-cell office:value-type="float" office:value="0" table:style-name="ce54">
            <text:p>0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Diario #1104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5,640.00</text:p>
          </table:table-cell>
          <table:table-cell office:value-type="float" office:value="0" table:style-name="ce54">
            <text:p>0</text:p>
          </table:table-cell>
          <table:table-cell office:value-type="float" office:value="5640" table:style-name="ce54">
            <text:p>564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55">
            <text:p>23/06/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,620.00</text:p>
          </table:table-cell>
          <table:table-cell office:value-type="float" office:value="0" table:style-name="ce54">
            <text:p>0</text:p>
          </table:table-cell>
          <table:table-cell office:value-type="float" office:value="1980" table:style-name="ce54">
            <text:p>198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55">
            <text:p>24/06/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980.00</text:p>
          </table:table-cell>
          <table:table-cell office:value-type="float" office:value="5640" table:style-name="ce54">
            <text:p>5640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980" table:style-name="ce54">
            <text:p>1980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5,640.00</text:p>
          </table:table-cell>
          <table:table-cell office:value-type="float" office:value="0" table:style-name="ce54">
            <text:p>0</text:p>
          </table:table-cell>
          <table:table-cell office:value-type="float" office:value="5640" table:style-name="ce54">
            <text:p>564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55">
            <text:p>02/07/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5640" table:style-name="ce54">
            <text:p>5640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,820.00</text:p>
          </table:table-cell>
          <table:table-cell office:value-type="float" office:value="0" table:style-name="ce54">
            <text:p>0</text:p>
          </table:table-cell>
          <table:table-cell office:value-type="float" office:value="2820" table:style-name="ce54">
            <text:p>282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55">
            <text:p>09/08/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0,110.00</text:p>
          </table:table-cell>
          <table:table-cell office:value-type="float" office:value="0" table:style-name="ce54">
            <text:p>0</text:p>
          </table:table-cell>
          <table:table-cell office:value-type="float" office:value="7290" table:style-name="ce54">
            <text:p>729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55">
            <text:p>21/08/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5,504.00</text:p>
          </table:table-cell>
          <table:table-cell office:value-type="float" office:value="0" table:style-name="ce54">
            <text:p>0</text:p>
          </table:table-cell>
          <table:table-cell office:value-type="float" office:value="5394" table:style-name="ce54">
            <text:p>5394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55">
            <text:p>22/08/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5504" table:style-name="ce54">
            <text:p>15504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1,054.40</text:p>
          </table:table-cell>
          <table:table-cell office:value-type="float" office:value="0" table:style-name="ce54">
            <text:p>0</text:p>
          </table:table-cell>
          <table:table-cell office:value-type="float" office:value="11054.4" table:style-name="ce54">
            <text:p>11054,4</text:p>
          </table:table-cell>
          <table:table-cell office:value-type="float" office:value="20251.2" table:style-name="ce1">
            <text:p>20251,2</text:p>
          </table:table-cell>
          <table:table-cell office:value-type="float" office:value="20251.2" table:style-name="ce1">
            <text:p>20251,2</text:p>
          </table:table-cell>
          <table:table-cell table:number-columns-repeated="2" table:style-name="ce1"/>
          <table:table-cell office:value-type="date" office:date-value="2020-11-20T00:00:00" table:style-name="ce55">
            <text:p>20/11/20</text:p>
          </table:table-cell>
          <table:table-cell office:value-type="string" table:style-name="ce1">
            <text:p>Cliente:Telconet Fact: 4325 - DRY BATTERY <text:s/>DM-12120 <text:s/>Cantidad:392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1,167.20</text:p>
          </table:table-cell>
          <table:table-cell office:value-type="float" office:value="0" table:style-name="ce54">
            <text:p>0</text:p>
          </table:table-cell>
          <table:table-cell office:value-type="float" office:value="112.8" table:style-name="ce54">
            <text:p>112,8</text:p>
          </table:table-cell>
          <table:table-cell table:number-columns-repeated="4" table:style-name="ce1"/>
          <table:table-cell office:value-type="date" office:date-value="2020-11-21T00:00:00" table:style-name="ce55">
            <text:p>21/11/20</text:p>
          </table:table-cell>
          <table:table-cell office:value-type="string" table:style-name="ce1">
            <text:p>Cliente:Telconet Fact: 4326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1,280.00</text:p>
          </table:table-cell>
          <table:table-cell office:value-type="float" office:value="0" table:style-name="ce54">
            <text:p>0</text:p>
          </table:table-cell>
          <table:table-cell office:value-type="float" office:value="112.8" table:style-name="ce54">
            <text:p>112,8</text:p>
          </table:table-cell>
          <table:table-cell table:number-columns-repeated="4" table:style-name="ce1"/>
          <table:table-cell office:value-type="date" office:date-value="2020-11-21T00:00:00" table:style-name="ce55">
            <text:p>21/11/20</text:p>
          </table:table-cell>
          <table:table-cell office:value-type="string" table:style-name="ce1">
            <text:p>Cliente:Telconet Fact: 4327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1280" table:style-name="ce54">
            <text:p>11280</text:p>
          </table:table-cell>
          <table:table-cell office:value-type="float" office:value="0" table:style-name="ce54">
            <text:p>0</text:p>
          </table:table-cell>
          <table:table-cell table:number-columns-repeated="4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25.60</text:p>
          </table:table-cell>
          <table:table-cell office:value-type="float" office:value="0" table:style-name="ce54">
            <text:p>0</text:p>
          </table:table-cell>
          <table:table-cell office:value-type="float" office:value="225.6" table:style-name="ce54">
            <text:p>225,6</text:p>
          </table:table-cell>
          <table:table-cell table:number-columns-repeated="4" table:style-name="ce1"/>
          <table:table-cell office:value-type="date" office:date-value="2020-12-11T00:00:00" table:style-name="ce55">
            <text:p>11/12/20</text:p>
          </table:table-cell>
          <table:table-cell office:value-type="string" table:style-name="ce1">
            <text:p>Cliente:Telconet Fact: 4328 - DRY BATTERY <text:s/>DM-12120 <text:s/>Cantidad: 8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,105.60</text:p>
          </table:table-cell>
          <table:table-cell office:value-type="float" office:value="0" table:style-name="ce54">
            <text:p>0</text:p>
          </table:table-cell>
          <table:table-cell office:value-type="float" office:value="2880" table:style-name="ce54">
            <text:p>2880</text:p>
          </table:table-cell>
          <table:table-cell table:number-columns-repeated="4" table:style-name="ce1"/>
          <table:table-cell office:value-type="date" office:date-value="2020-12-16T00:00:00" table:style-name="ce55">
            <text:p>16/12/20</text:p>
          </table:table-cell>
          <table:table-cell office:value-type="string" table:style-name="ce1">
            <text:p>Cliente:Telconet Fact: 4329 - DRY BATTERY HR-1280 <text:s/>Cantidad: 15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8,971.20</text:p>
          </table:table-cell>
          <table:table-cell office:value-type="float" office:value="0" table:style-name="ce54">
            <text:p>0</text:p>
          </table:table-cell>
          <table:table-cell office:value-type="float" office:value="5865.6" table:style-name="ce54">
            <text:p>5865,6</text:p>
          </table:table-cell>
          <table:table-cell table:number-columns-repeated="4" table:style-name="ce1"/>
          <table:table-cell office:value-type="date" office:date-value="2020-12-18T00:00:00" table:style-name="ce55">
            <text:p>18/12/20</text:p>
          </table:table-cell>
          <table:table-cell office:value-type="string" table:style-name="ce1">
            <text:p>Cliente:Telconet Fact: 4330 - DRY BATTERY DM-12120 <text:s/>Cantidad: 208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8971.2000000000007" table:style-name="ce54">
            <text:p>8971,2</text:p>
          </table:table-cell>
          <table:table-cell office:value-type="float" office:value="0" table:style-name="ce54">
            <text:p>0</text:p>
          </table:table-cell>
          <table:table-cell table:number-columns-repeated="4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1-003</text:p>
          </table:table-cell>
          <table:table-cell office:value-type="string" table:style-name="ce49">
            <text:p>70% IVA RETENIDO PROVEEDORES</text:p>
          </table:table-cell>
          <table:table-cell office:value-type="float" office:value="0" table:style-name="ce50">
            <text:p>0</text:p>
          </table:table-cell>
          <table:table-cell office:value-type="float" office:value="322.88" table:style-name="ce50">
            <text:p>322,88</text:p>
          </table:table-cell>
          <table:table-cell office:value-type="float" office:value="322.88" table:style-name="ce50">
            <text:p>322,88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284.11</text:p>
          </table:table-cell>
          <table:table-cell office:value-type="float" office:value="0" table:style-name="ce54">
            <text:p>0</text:p>
          </table:table-cell>
          <table:table-cell office:value-type="float" office:value="284.11" table:style-name="ce54">
            <text:p>284,11</text:p>
          </table:table-cell>
          <table:table-cell office:value-type="float" office:value="1199" table:style-name="ce54">
            <text:p>119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84.11" table:style-name="ce54">
            <text:p>284,11</text:p>
          </table:table-cell>
          <table:table-cell office:value-type="float" office:value="0" table:style-name="ce54">
            <text:p>0</text:p>
          </table:table-cell>
          <table:table-cell office:value-type="float" office:value="1194" table:style-name="ce54">
            <text:p>119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8.77</text:p>
          </table:table-cell>
          <table:table-cell office:value-type="float" office:value="0" table:style-name="ce54">
            <text:p>0</text:p>
          </table:table-cell>
          <table:table-cell office:value-type="float" office:value="38.770000000000003" table:style-name="ce54">
            <text:p>38,77</text:p>
          </table:table-cell>
          <table:table-cell office:value-type="float" office:value="1207" table:style-name="ce54">
            <text:p>120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8.770000000000003" table:style-name="ce54">
            <text:p>38,77</text:p>
          </table:table-cell>
          <table:table-cell office:value-type="float" office:value="0" table:style-name="ce54">
            <text:p>0</text:p>
          </table:table-cell>
          <table:table-cell office:value-type="float" office:value="1202" table:style-name="ce54">
            <text:p>120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1-004</text:p>
          </table:table-cell>
          <table:table-cell office:value-type="string" table:style-name="ce49">
            <text:p>100% IVA RETENIDO PERSONA NATURAL</text:p>
          </table:table-cell>
          <table:table-cell office:value-type="float" office:value="0" table:style-name="ce50">
            <text:p>0</text:p>
          </table:table-cell>
          <table:table-cell office:value-type="float" office:value="9450.5300000000007" table:style-name="ce50">
            <text:p>9450,53</text:p>
          </table:table-cell>
          <table:table-cell office:value-type="float" office:value="9450.5300000000007" table:style-name="ce50">
            <text:p>9450,53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<text:s/>738.70</text:p>
          </table:table-cell>
          <table:table-cell office:value-type="float" office:value="738.7" table:style-name="ce54">
            <text:p>738,7</text:p>
          </table:table-cell>
          <table:table-cell office:value-type="float" office:value="0" table:style-name="ce54">
            <text:p>0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738.7" table:style-name="ce54">
            <text:p>738,7</text:p>
          </table:table-cell>
          <table:table-cell office:value-type="float" office:value="1087" table:style-name="ce54">
            <text:p>108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870.00</text:p>
          </table:table-cell>
          <table:table-cell office:value-type="float" office:value="870" table:style-name="ce54">
            <text:p>870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870" table:style-name="ce54">
            <text:p>870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20.00</text:p>
          </table:table-cell>
          <table:table-cell office:value-type="float" office:value="0" table:style-name="ce54">
            <text:p>0</text:p>
          </table:table-cell>
          <table:table-cell office:value-type="float" office:value="720" table:style-name="ce54">
            <text:p>720</text:p>
          </table:table-cell>
          <table:table-cell office:value-type="float" office:value="1103" table:style-name="ce54">
            <text:p>110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20" table:style-name="ce54">
            <text:p>720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56.09</text:p>
          </table:table-cell>
          <table:table-cell office:value-type="float" office:value="0" table:style-name="ce54">
            <text:p>0</text:p>
          </table:table-cell>
          <table:table-cell office:value-type="float" office:value="756.09" table:style-name="ce54">
            <text:p>756,09</text:p>
          </table:table-cell>
          <table:table-cell office:value-type="float" office:value="1106" table:style-name="ce54">
            <text:p>110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56.09" table:style-name="ce54">
            <text:p>756,09</text:p>
          </table:table-cell>
          <table:table-cell office:value-type="float" office:value="0" table:style-name="ce54">
            <text:p>0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906.25</text:p>
          </table:table-cell>
          <table:table-cell office:value-type="float" office:value="0" table:style-name="ce54">
            <text:p>0</text:p>
          </table:table-cell>
          <table:table-cell office:value-type="float" office:value="906.25" table:style-name="ce54">
            <text:p>906,25</text:p>
          </table:table-cell>
          <table:table-cell office:value-type="float" office:value="1111" table:style-name="ce54">
            <text:p>111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906.25" table:style-name="ce54">
            <text:p>906,25</text:p>
          </table:table-cell>
          <table:table-cell office:value-type="float" office:value="0" table:style-name="ce54">
            <text:p>0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86.00</text:p>
          </table:table-cell>
          <table:table-cell office:value-type="float" office:value="0" table:style-name="ce54">
            <text:p>0</text:p>
          </table:table-cell>
          <table:table-cell office:value-type="float" office:value="786" table:style-name="ce54">
            <text:p>786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86" table:style-name="ce54">
            <text:p>786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032.34</text:p>
          </table:table-cell>
          <table:table-cell office:value-type="float" office:value="0" table:style-name="ce54">
            <text:p>0</text:p>
          </table:table-cell>
          <table:table-cell office:value-type="float" office:value="1032.3399999999999" table:style-name="ce54">
            <text:p>1032,34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032.3399999999999" table:style-name="ce54">
            <text:p>1032,34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50.00</text:p>
          </table:table-cell>
          <table:table-cell office:value-type="float" office:value="0" table:style-name="ce54">
            <text:p>0</text:p>
          </table:table-cell>
          <table:table-cell office:value-type="float" office:value="750" table:style-name="ce54">
            <text:p>750</text:p>
          </table:table-cell>
          <table:table-cell office:value-type="float" office:value="1161" table:style-name="ce54">
            <text:p>116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50" table:style-name="ce54">
            <text:p>750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43.75</text:p>
          </table:table-cell>
          <table:table-cell office:value-type="float" office:value="0" table:style-name="ce54">
            <text:p>0</text:p>
          </table:table-cell>
          <table:table-cell office:value-type="float" office:value="743.75" table:style-name="ce54">
            <text:p>743,75</text:p>
          </table:table-cell>
          <table:table-cell office:value-type="float" office:value="1171" table:style-name="ce54">
            <text:p>117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43.75" table:style-name="ce54">
            <text:p>743,75</text:p>
          </table:table-cell>
          <table:table-cell office:value-type="float" office:value="0" table:style-name="ce54">
            <text:p>0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815.80</text:p>
          </table:table-cell>
          <table:table-cell office:value-type="float" office:value="0" table:style-name="ce54">
            <text:p>0</text:p>
          </table:table-cell>
          <table:table-cell office:value-type="float" office:value="815.8" table:style-name="ce54">
            <text:p>815,8</text:p>
          </table:table-cell>
          <table:table-cell office:value-type="float" office:value="1189" table:style-name="ce54">
            <text:p>118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815.8" table:style-name="ce54">
            <text:p>815,8</text:p>
          </table:table-cell>
          <table:table-cell office:value-type="float" office:value="0" table:style-name="ce54">
            <text:p>0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665.80</text:p>
          </table:table-cell>
          <table:table-cell office:value-type="float" office:value="0" table:style-name="ce54">
            <text:p>0</text:p>
          </table:table-cell>
          <table:table-cell office:value-type="float" office:value="665.8" table:style-name="ce54">
            <text:p>665,8</text:p>
          </table:table-cell>
          <table:table-cell office:value-type="float" office:value="1331.6" table:style-name="ce54">
            <text:p>1331,6</text:p>
          </table:table-cell>
          <table:table-cell office:value-type="float" office:value="1331.6" table:style-name="ce54">
            <text:p>1331,6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665.8" table:style-name="ce54">
            <text:p>665,8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665.80</text:p>
          </table:table-cell>
          <table:table-cell office:value-type="float" office:value="0" table:style-name="ce54">
            <text:p>0</text:p>
          </table:table-cell>
          <table:table-cell office:value-type="float" office:value="665.8" table:style-name="ce54">
            <text:p>665,8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665.8" table:style-name="ce54">
            <text:p>665,8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1-005</text:p>
          </table:table-cell>
          <table:table-cell office:value-type="string" table:style-name="ce49">
            <text:p>IVA POR PAGAR</text:p>
          </table:table-cell>
          <table:table-cell office:value-type="float" office:value="-799.19" table:style-name="ce50">
            <text:p>-799,19</text:p>
          </table:table-cell>
          <table:table-cell office:value-type="float" office:value="72582.86" table:style-name="ce50">
            <text:p>72582,86</text:p>
          </table:table-cell>
          <table:table-cell office:value-type="float" office:value="72488.240000000005" table:style-name="ce50">
            <text:p>72488,24</text:p>
          </table:table-cell>
          <table:table-cell office:value-type="float" office:value="-704.57" table:style-name="ce51">
            <text:p>-704,57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1,537.89</text:p>
          </table:table-cell>
          <table:table-cell office:value-type="float" office:value="0" table:style-name="ce54">
            <text:p>0</text:p>
          </table:table-cell>
          <table:table-cell office:value-type="float" office:value="738.7" table:style-name="ce54">
            <text:p>738,7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38.69</text:p>
          </table:table-cell>
          <table:table-cell office:value-type="float" office:value="799.2" table:style-name="ce54">
            <text:p>799,2</text:p>
          </table:table-cell>
          <table:table-cell office:value-type="float" office:value="0" table:style-name="ce54">
            <text:p>0</text:p>
          </table:table-cell>
          <table:table-cell office:value-type="float" office:value="1088" table:style-name="ce54">
            <text:p>108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68102" table:style-name="ce1">
            <text:p>168102</text:p>
          </table:table-cell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ND 3608-0 :ND:0-3608 Pago retencion iva mes Diciem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565.39</text:p>
          </table:table-cell>
          <table:table-cell office:value-type="float" office:value="1304.08" table:style-name="ce54">
            <text:p>1304,08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04.61</text:p>
          </table:table-cell>
          <table:table-cell office:value-type="float" office:value="0" table:style-name="ce54">
            <text:p>0</text:p>
          </table:table-cell>
          <table:table-cell office:value-type="float" office:value="870" table:style-name="ce54">
            <text:p>87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,289.22</text:p>
          </table:table-cell>
          <table:table-cell office:value-type="float" office:value="0" table:style-name="ce54">
            <text:p>0</text:p>
          </table:table-cell>
          <table:table-cell office:value-type="float" office:value="4984.6099999999997" table:style-name="ce54">
            <text:p>4984,61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,166.71</text:p>
          </table:table-cell>
          <table:table-cell office:value-type="float" office:value="1122.51" table:style-name="ce54">
            <text:p>1122,51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3,244.49</text:p>
          </table:table-cell>
          <table:table-cell office:value-type="float" office:value="7411.2" table:style-name="ce54">
            <text:p>7411,2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,166.71</text:p>
          </table:table-cell>
          <table:table-cell office:value-type="float" office:value="0" table:style-name="ce54">
            <text:p>0</text:p>
          </table:table-cell>
          <table:table-cell office:value-type="float" office:value="7411.2" table:style-name="ce54">
            <text:p>7411,2</text:p>
          </table:table-cell>
          <table:table-cell office:value-type="float" office:value="1134" table:style-name="ce54">
            <text:p>113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817.90</text:p>
          </table:table-cell>
          <table:table-cell office:value-type="float" office:value="4984.6099999999997" table:style-name="ce54">
            <text:p>4984,61</text:p>
          </table:table-cell>
          <table:table-cell office:value-type="float" office:value="0" table:style-name="ce54">
            <text:p>0</text:p>
          </table:table-cell>
          <table:table-cell office:value-type="float" office:value="1134" table:style-name="ce54">
            <text:p>113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de Impuestos al Valor Agregado mes Febrer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5,802.51</text:p>
          </table:table-cell>
          <table:table-cell office:value-type="float" office:value="4984.6099999999997" table:style-name="ce54">
            <text:p>4984,61</text:p>
          </table:table-cell>
          <table:table-cell office:value-type="float" office:value="0" table:style-name="ce54">
            <text:p>0</text:p>
          </table:table-cell>
          <table:table-cell office:value-type="float" office:value="1135" table:style-name="ce54">
            <text:p>113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608.69</text:p>
          </table:table-cell>
          <table:table-cell office:value-type="float" office:value="0" table:style-name="ce54">
            <text:p>0</text:p>
          </table:table-cell>
          <table:table-cell office:value-type="float" office:value="7411.2" table:style-name="ce54">
            <text:p>7411,2</text:p>
          </table:table-cell>
          <table:table-cell office:value-type="float" office:value="1135" table:style-name="ce54">
            <text:p>113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Diario #1096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869.99</text:p>
          </table:table-cell>
          <table:table-cell office:value-type="float" office:value="738.7" table:style-name="ce54">
            <text:p>738,7</text:p>
          </table:table-cell>
          <table:table-cell office:value-type="float" office:value="0" table:style-name="ce54">
            <text:p>0</text:p>
          </table:table-cell>
          <table:table-cell office:value-type="float" office:value="1093" table:style-name="ce54">
            <text:p>109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1002" table:style-name="ce1">
            <text:p>171002</text:p>
          </table:table-cell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ND 3110-0 :ND:0-3110 PAGO RETENCION IVA MES ENER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1.04</text:p>
          </table:table-cell>
          <table:table-cell office:value-type="float" office:value="848.95" table:style-name="ce54">
            <text:p>848,95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0.44</text:p>
          </table:table-cell>
          <table:table-cell office:value-type="float" office:value="0.6" table:style-name="ce54">
            <text:p>0,6</text:p>
          </table:table-cell>
          <table:table-cell office:value-type="float" office:value="0" table:style-name="ce54">
            <text:p>0</text:p>
          </table:table-cell>
          <table:table-cell office:value-type="float" office:value="1143" table:style-name="ce54">
            <text:p>114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Diario #1136: Reclasificaci de Registr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9,237.04</text:p>
          </table:table-cell>
          <table:table-cell office:value-type="float" office:value="0" table:style-name="ce54">
            <text:p>0</text:p>
          </table:table-cell>
          <table:table-cell office:value-type="float" office:value="9216.6" table:style-name="ce54">
            <text:p>9216,6</text:p>
          </table:table-cell>
          <table:table-cell office:value-type="float" office:value="1136" table:style-name="ce54">
            <text:p>113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de Impuestos IVA de Ventas mes Marz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1.04</text:p>
          </table:table-cell>
          <table:table-cell office:value-type="float" office:value="9216" table:style-name="ce54">
            <text:p>9216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6,182.90</text:p>
          </table:table-cell>
          <table:table-cell office:value-type="float" office:value="6203.94" table:style-name="ce54">
            <text:p>6203,94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,033.10</text:p>
          </table:table-cell>
          <table:table-cell office:value-type="float" office:value="0" table:style-name="ce54">
            <text:p>0</text:p>
          </table:table-cell>
          <table:table-cell office:value-type="float" office:value="9216" table:style-name="ce54">
            <text:p>9216</text:p>
          </table:table-cell>
          <table:table-cell office:value-type="float" office:value="1137" table:style-name="ce54">
            <text:p>113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Diario #1104: Reverso de Registro Contable (IVA por Pagar)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,753.10</text:p>
          </table:table-cell>
          <table:table-cell office:value-type="float" office:value="0" table:style-name="ce54">
            <text:p>0</text:p>
          </table:table-cell>
          <table:table-cell office:value-type="float" office:value="720" table:style-name="ce54">
            <text:p>72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589.99</text:p>
          </table:table-cell>
          <table:table-cell office:value-type="float" office:value="2163.11" table:style-name="ce54">
            <text:p>2163,11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19.99</text:p>
          </table:table-cell>
          <table:table-cell office:value-type="float" office:value="870" table:style-name="ce54">
            <text:p>870</text:p>
          </table:table-cell>
          <table:table-cell office:value-type="float" office:value="0" table:style-name="ce54">
            <text:p>0</text:p>
          </table:table-cell>
          <table:table-cell office:value-type="float" office:value="1101" table:style-name="ce54">
            <text:p>110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2402" table:style-name="ce1">
            <text:p>172402</text:p>
          </table:table-cell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ND 4628-0 :ND:0-4628 Pago retencion Ivas mes Febr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476.08</text:p>
          </table:table-cell>
          <table:table-cell office:value-type="float" office:value="0" table:style-name="ce54">
            <text:p>0</text:p>
          </table:table-cell>
          <table:table-cell office:value-type="float" office:value="756.09" table:style-name="ce54">
            <text:p>756,09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56.08</text:p>
          </table:table-cell>
          <table:table-cell office:value-type="float" office:value="720" table:style-name="ce54">
            <text:p>720</text:p>
          </table:table-cell>
          <table:table-cell office:value-type="float" office:value="0" table:style-name="ce54">
            <text:p>0</text:p>
          </table:table-cell>
          <table:table-cell office:value-type="float" office:value="1105" table:style-name="ce54">
            <text:p>110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4402" table:style-name="ce1">
            <text:p>174402</text:p>
          </table:table-cell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ND 03122-0 :ND:0-03122 PAGO RTE IVA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1</text:p>
          </table:table-cell>
          <table:table-cell office:value-type="float" office:value="756.09" table:style-name="ce54">
            <text:p>756,09</text:p>
          </table:table-cell>
          <table:table-cell office:value-type="float" office:value="0" table:style-name="ce54">
            <text:p>0</text:p>
          </table:table-cell>
          <table:table-cell office:value-type="float" office:value="1109" table:style-name="ce54">
            <text:p>110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5802" table:style-name="ce1">
            <text:p>175802</text:p>
          </table:table-cell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ND 2887-0 :ND:0-2887 PAGO RTE IVA MES ABRIL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906.24</text:p>
          </table:table-cell>
          <table:table-cell office:value-type="float" office:value="0" table:style-name="ce54">
            <text:p>0</text:p>
          </table:table-cell>
          <table:table-cell office:value-type="float" office:value="906.25" table:style-name="ce54">
            <text:p>906,25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692.24</text:p>
          </table:table-cell>
          <table:table-cell office:value-type="float" office:value="0" table:style-name="ce54">
            <text:p>0</text:p>
          </table:table-cell>
          <table:table-cell office:value-type="float" office:value="786" table:style-name="ce54">
            <text:p>786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85.99</text:p>
          </table:table-cell>
          <table:table-cell office:value-type="float" office:value="906.25" table:style-name="ce54">
            <text:p>906,25</text:p>
          </table:table-cell>
          <table:table-cell office:value-type="float" office:value="0" table:style-name="ce54">
            <text:p>0</text:p>
          </table:table-cell>
          <table:table-cell office:value-type="float" office:value="1121" table:style-name="ce54">
            <text:p>112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9202" table:style-name="ce1">
            <text:p>179202</text:p>
          </table:table-cell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ND 03688-0 :ND:0-03688 Pago SRI retencion Iva me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1</text:p>
          </table:table-cell>
          <table:table-cell office:value-type="float" office:value="786" table:style-name="ce54">
            <text:p>786</text:p>
          </table:table-cell>
          <table:table-cell office:value-type="float" office:value="0" table:style-name="ce54">
            <text:p>0</text:p>
          </table:table-cell>
          <table:table-cell office:value-type="float" office:value="1157" table:style-name="ce54">
            <text:p>115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0602" table:style-name="ce1">
            <text:p>180602</text:p>
          </table:table-cell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ND 03225-0 :ND:0-03225 Pago SRI retenciones iva m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0.01" table:style-name="ce54">
            <text:p>0,01</text:p>
          </table:table-cell>
          <table:table-cell office:value-type="float" office:value="1152" table:style-name="ce54">
            <text:p>115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Regularizaci de Sald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032.34</text:p>
          </table:table-cell>
          <table:table-cell office:value-type="float" office:value="0" table:style-name="ce54">
            <text:p>0</text:p>
          </table:table-cell>
          <table:table-cell office:value-type="float" office:value="1032.3399999999999" table:style-name="ce54">
            <text:p>1032,34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1032.3399999999999" table:style-name="ce54">
            <text:p>1032,34</text:p>
          </table:table-cell>
          <table:table-cell office:value-type="float" office:value="0" table:style-name="ce54">
            <text:p>0</text:p>
          </table:table-cell>
          <table:table-cell office:value-type="float" office:value="1159" table:style-name="ce54">
            <text:p>115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3002" table:style-name="ce1">
            <text:p>183002</text:p>
          </table:table-cell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ND 2891-0 :ND:0-2891 SRI - Cancelaci de Impuest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14,601.91</text:p>
          </table:table-cell>
          <table:table-cell office:value-type="float" office:value="14601.91" table:style-name="ce54">
            <text:p>14601,91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15,504.00</text:p>
          </table:table-cell>
          <table:table-cell office:value-type="float" office:value="902.09" table:style-name="ce54">
            <text:p>902,09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15504" table:style-name="ce54">
            <text:p>15504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50.00</text:p>
          </table:table-cell>
          <table:table-cell office:value-type="float" office:value="0" table:style-name="ce54">
            <text:p>0</text:p>
          </table:table-cell>
          <table:table-cell office:value-type="float" office:value="750" table:style-name="ce54">
            <text:p>75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493.75</text:p>
          </table:table-cell>
          <table:table-cell office:value-type="float" office:value="0" table:style-name="ce54">
            <text:p>0</text:p>
          </table:table-cell>
          <table:table-cell office:value-type="float" office:value="743.75" table:style-name="ce54">
            <text:p>743,75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43.75</text:p>
          </table:table-cell>
          <table:table-cell office:value-type="float" office:value="750" table:style-name="ce54">
            <text:p>750</text:p>
          </table:table-cell>
          <table:table-cell office:value-type="float" office:value="0" table:style-name="ce54">
            <text:p>0</text:p>
          </table:table-cell>
          <table:table-cell office:value-type="float" office:value="1172" table:style-name="ce54">
            <text:p>117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5602" table:style-name="ce1">
            <text:p>185602</text:p>
          </table:table-cell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ND 5347-0 :ND:0-5347 SRI - Cancelaci de Impuesto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743.75" table:style-name="ce54">
            <text:p>743,75</text:p>
          </table:table-cell>
          <table:table-cell office:value-type="float" office:value="0" table:style-name="ce54">
            <text:p>0</text:p>
          </table:table-cell>
          <table:table-cell office:value-type="float" office:value="1188" table:style-name="ce54">
            <text:p>118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7002" table:style-name="ce1">
            <text:p>187002</text:p>
          </table:table-cell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ND 2995-0 :ND:0-2995 Pago SRI retenciones iva mes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815.80</text:p>
          </table:table-cell>
          <table:table-cell office:value-type="float" office:value="0" table:style-name="ce54">
            <text:p>0</text:p>
          </table:table-cell>
          <table:table-cell office:value-type="float" office:value="815.8" table:style-name="ce54">
            <text:p>815,8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481.60</text:p>
          </table:table-cell>
          <table:table-cell office:value-type="float" office:value="0" table:style-name="ce54">
            <text:p>0</text:p>
          </table:table-cell>
          <table:table-cell office:value-type="float" office:value="665.8" table:style-name="ce54">
            <text:p>665,8</text:p>
          </table:table-cell>
          <table:table-cell office:value-type="float" office:value="10736.92" table:style-name="ce54">
            <text:p>10736,92</text:p>
          </table:table-cell>
          <table:table-cell office:value-type="float" office:value="10625.69" table:style-name="ce54">
            <text:p>10625,69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765.71</text:p>
          </table:table-cell>
          <table:table-cell office:value-type="float" office:value="0" table:style-name="ce54">
            <text:p>0</text:p>
          </table:table-cell>
          <table:table-cell office:value-type="float" office:value="284.11" table:style-name="ce54">
            <text:p>284,11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949.91</text:p>
          </table:table-cell>
          <table:table-cell office:value-type="float" office:value="815.8" table:style-name="ce54">
            <text:p>815,8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ND 16241-0 :ND:0-16241 Pago SRI - Ret. Impuesto al</text:p>
          </table:table-cell>
          <table:table-cell table:number-columns-repeated="16373"/>
        </table:table-row>
        <table:table-row table:style-name="ro5">
          <table:table-cell table:number-columns-repeated="2" table:style-name="ce53"/>
          <table:table-cell office:value-type="string" table:style-name="ce54">
            <text:p>-949.92</text:p>
          </table:table-cell>
          <table:table-cell office:value-type="float" office:value="0" table:style-name="ce54">
            <text:p>0</text:p>
          </table:table-cell>
          <table:table-cell office:value-type="float" office:value="0.01" table:style-name="ce54">
            <text:p>0,01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<text:span text:style-name="T1">REGULARIZACI</text:span><text:span text:style-name="T2">ﾓ</text:span><text:span text:style-name="T1">N TRASPASO DE IMPUESTO NOVIEMBRE - 2020</text:span></text:p>
          </table:table-cell>
          <table:table-cell table:number-columns-repeated="16373"/>
        </table:table-row>
        <table:table-row table:style-name="ro5">
          <table:table-cell table:number-columns-repeated="2" table:style-name="ce53"/>
          <table:table-cell office:value-type="string" table:style-name="ce54">
            <text:p>-949.91</text:p>
          </table:table-cell>
          <table:table-cell office:value-type="float" office:value="0.01" table:style-name="ce54">
            <text:p>0,01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<text:span text:style-name="T1">REGULARIZACI</text:span><text:span text:style-name="T2">ﾓ</text:span><text:span text:style-name="T1">N TRASPASO DE IMPUESTO NOVIEMBRE - 2020</text:span>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949.91" table:style-name="ce54">
            <text:p>949,91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ND 15816-0 :ND:0-15816 Pago SRI - Ret. Impuesto al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8.77</text:p>
          </table:table-cell>
          <table:table-cell office:value-type="float" office:value="0" table:style-name="ce54">
            <text:p>0</text:p>
          </table:table-cell>
          <table:table-cell office:value-type="float" office:value="38.770000000000003" table:style-name="ce54">
            <text:p>38,77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04.57</text:p>
          </table:table-cell>
          <table:table-cell office:value-type="float" office:value="0" table:style-name="ce54">
            <text:p>0</text:p>
          </table:table-cell>
          <table:table-cell office:value-type="float" office:value="665.8" table:style-name="ce54">
            <text:p>665,8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9,675.77</text:p>
          </table:table-cell>
          <table:table-cell office:value-type="float" office:value="0" table:style-name="ce54">
            <text:p>0</text:p>
          </table:table-cell>
          <table:table-cell office:value-type="float" office:value="8971.2000000000007" table:style-name="ce54">
            <text:p>8971,2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,425.74</text:p>
          </table:table-cell>
          <table:table-cell office:value-type="float" office:value="8250.0300000000007" table:style-name="ce54">
            <text:p>8250,03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704.57</text:p>
          </table:table-cell>
          <table:table-cell office:value-type="float" office:value="721.17" table:style-name="ce54">
            <text:p>721,17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</text:p>
          </table:table-cell>
          <table:table-cell office:value-type="string" table:style-name="ce49">
            <text:p>RETENCIONES EN FUENTE X PAGAR</text:p>
          </table:table-cell>
          <table:table-cell office:value-type="float" office:value="-606.80999999999995" table:style-name="ce50">
            <text:p>-606,81</text:p>
          </table:table-cell>
          <table:table-cell office:value-type="float" office:value="15698.31" table:style-name="ce50">
            <text:p>15698,31</text:p>
          </table:table-cell>
          <table:table-cell office:value-type="float" office:value="15600.06" table:style-name="ce50">
            <text:p>15600,06</text:p>
          </table:table-cell>
          <table:table-cell office:value-type="float" office:value="-508.56" table:style-name="ce64">
            <text:p>-508,56</text:p>
          </table:table-cell>
          <table:table-cell office:value-type="string" table:style-name="ce51">
            <text:p>Totales &gt;&gt;&gt;&gt;&gt;&gt;&gt;&gt;&gt;&gt;&gt; :</text:p>
          </table:table-cell>
          <table:table-cell office:value-type="float" office:value="0" table:style-name="ce51">
            <text:p>0</text:p>
          </table:table-cell>
          <table:table-cell office:value-type="float" office:value="3960592.21" table:style-name="ce51">
            <text:p>3960592,21</text:p>
          </table:table-cell>
          <table:table-cell table:style-name="ce52"/>
          <table:table-cell table:number-columns-repeated="16374" table:style-name="ce51"/>
        </table:table-row>
        <table:table-row table:style-name="ro5">
          <table:table-cell office:value-type="string" table:style-name="ce49">
            <text:p>2-1-1-01-02-001</text:p>
          </table:table-cell>
          <table:table-cell office:value-type="string" table:style-name="ce49">
            <text:p>1% RETENCION FUENTE</text:p>
          </table:table-cell>
          <table:table-cell office:value-type="float" office:value="0" table:style-name="ce50">
            <text:p>0</text:p>
          </table:table-cell>
          <table:table-cell office:value-type="float" office:value="16.920000000000002" table:style-name="ce50">
            <text:p>16,92</text:p>
          </table:table-cell>
          <table:table-cell office:value-type="float" office:value="16.920000000000002" table:style-name="ce50">
            <text:p>16,92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.60</text:p>
          </table:table-cell>
          <table:table-cell office:value-type="float" office:value="0" table:style-name="ce54">
            <text:p>0</text:p>
          </table:table-cell>
          <table:table-cell office:value-type="float" office:value="0.6" table:style-name="ce54">
            <text:p>0,6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.6" table:style-name="ce54">
            <text:p>0,6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.32</text:p>
          </table:table-cell>
          <table:table-cell office:value-type="float" office:value="0" table:style-name="ce54">
            <text:p>0</text:p>
          </table:table-cell>
          <table:table-cell office:value-type="float" office:value="2.3199999999999998" table:style-name="ce54">
            <text:p>2,32</text:p>
          </table:table-cell>
          <table:table-cell office:value-type="float" office:value="1103" table:style-name="ce54">
            <text:p>110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.3199999999999998" table:style-name="ce54">
            <text:p>2,32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.00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1114" table:style-name="ce54">
            <text:p>111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.00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office:value-type="float" office:value="1149" table:style-name="ce54">
            <text:p>114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6.00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5">
          <table:table-cell table:number-columns-repeated="2" table:style-name="ce53"/>
          <table:table-cell office:value-type="string" table:style-name="ce54">
            <text:p>-4.00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1147" table:style-name="ce54">
            <text:p>114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<text:span text:style-name="T1">METROMODAL - NC #4521: RECLASIFICACI</text:span><text:span text:style-name="T2">ﾓ</text:span><text:span text:style-name="T1">N</text:span>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.00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2.00</text:p>
          </table:table-cell>
          <table:table-cell office:value-type="float" office:value="2" table:style-name="ce54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office:value-type="float" office:value="1161" table:style-name="ce54">
            <text:p>116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4.00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office:value-type="float" office:value="4" table:style-name="ce54">
            <text:p>4</text:p>
          </table:table-cell>
          <table:table-cell office:value-type="float" office:value="4" table:style-name="ce54">
            <text:p>4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4" table:style-name="ce54">
            <text:p>4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2</text:p>
          </table:table-cell>
          <table:table-cell office:value-type="string" table:style-name="ce49">
            <text:p>2% RETENCION FUENTE</text:p>
          </table:table-cell>
          <table:table-cell office:value-type="float" office:value="0" table:style-name="ce50">
            <text:p>0</text:p>
          </table:table-cell>
          <table:table-cell office:value-type="float" office:value="268.07" table:style-name="ce50">
            <text:p>268,07</text:p>
          </table:table-cell>
          <table:table-cell office:value-type="float" office:value="268.07" table:style-name="ce50">
            <text:p>268,07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<text:s/>15.98</text:p>
          </table:table-cell>
          <table:table-cell office:value-type="float" office:value="15.98" table:style-name="ce54">
            <text:p>15,98</text:p>
          </table:table-cell>
          <table:table-cell office:value-type="float" office:value="0" table:style-name="ce54">
            <text:p>0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15.98" table:style-name="ce54">
            <text:p>15,98</text:p>
          </table:table-cell>
          <table:table-cell office:value-type="float" office:value="1087" table:style-name="ce54">
            <text:p>108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7.18</text:p>
          </table:table-cell>
          <table:table-cell office:value-type="float" office:value="0" table:style-name="ce54">
            <text:p>0</text:p>
          </table:table-cell>
          <table:table-cell office:value-type="float" office:value="27.18" table:style-name="ce54">
            <text:p>27,18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5.68</text:p>
          </table:table-cell>
          <table:table-cell office:value-type="float" office:value="1.5" table:style-name="ce54">
            <text:p>1,5</text:p>
          </table:table-cell>
          <table:table-cell office:value-type="float" office:value="0" table:style-name="ce54">
            <text:p>0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5.68" table:style-name="ce54">
            <text:p>25,68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0.85</text:p>
          </table:table-cell>
          <table:table-cell office:value-type="float" office:value="0" table:style-name="ce54">
            <text:p>0</text:p>
          </table:table-cell>
          <table:table-cell office:value-type="float" office:value="20.85" table:style-name="ce54">
            <text:p>20,85</text:p>
          </table:table-cell>
          <table:table-cell office:value-type="float" office:value="1103" table:style-name="ce54">
            <text:p>110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0.85" table:style-name="ce54">
            <text:p>20,85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04.06</text:p>
          </table:table-cell>
          <table:table-cell office:value-type="float" office:value="0" table:style-name="ce54">
            <text:p>0</text:p>
          </table:table-cell>
          <table:table-cell office:value-type="float" office:value="204.06" table:style-name="ce54">
            <text:p>204,06</text:p>
          </table:table-cell>
          <table:table-cell office:value-type="float" office:value="1144" table:style-name="ce54">
            <text:p>114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Diario #1138: Reclasificaci de Registro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04.06" table:style-name="ce54">
            <text:p>204,06</text:p>
          </table:table-cell>
          <table:table-cell office:value-type="float" office:value="0" table:style-name="ce54">
            <text:p>0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3</text:p>
          </table:table-cell>
          <table:table-cell office:value-type="string" table:style-name="ce49">
            <text:p>8% RETENCION FUENTE</text:p>
          </table:table-cell>
          <table:table-cell office:value-type="float" office:value="0" table:style-name="ce50">
            <text:p>0</text:p>
          </table:table-cell>
          <table:table-cell office:value-type="float" office:value="3183.11" table:style-name="ce50">
            <text:p>3183,11</text:p>
          </table:table-cell>
          <table:table-cell office:value-type="float" office:value="3183.11" table:style-name="ce50">
            <text:p>3183,11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<text:s/>192.47</text:p>
          </table:table-cell>
          <table:table-cell office:value-type="float" office:value="192.47" table:style-name="ce54">
            <text:p>192,47</text:p>
          </table:table-cell>
          <table:table-cell office:value-type="float" office:value="0" table:style-name="ce54">
            <text:p>0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192.47" table:style-name="ce54">
            <text:p>192,47</text:p>
          </table:table-cell>
          <table:table-cell office:value-type="float" office:value="1087" table:style-name="ce54">
            <text:p>108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40.00</text:p>
          </table:table-cell>
          <table:table-cell office:value-type="float" office:value="0" table:style-name="ce54">
            <text:p>0</text:p>
          </table:table-cell>
          <table:table-cell office:value-type="float" office:value="240" table:style-name="ce54">
            <text:p>240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40" table:style-name="ce54">
            <text:p>240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40.00</text:p>
          </table:table-cell>
          <table:table-cell office:value-type="float" office:value="0" table:style-name="ce54">
            <text:p>0</text:p>
          </table:table-cell>
          <table:table-cell office:value-type="float" office:value="240" table:style-name="ce54">
            <text:p>240</text:p>
          </table:table-cell>
          <table:table-cell office:value-type="float" office:value="1103" table:style-name="ce54">
            <text:p>110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240" table:style-name="ce54">
            <text:p>240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04.06</text:p>
          </table:table-cell>
          <table:table-cell office:value-type="float" office:value="0" table:style-name="ce54">
            <text:p>0</text:p>
          </table:table-cell>
          <table:table-cell office:value-type="float" office:value="204.06" table:style-name="ce54">
            <text:p>204,06</text:p>
          </table:table-cell>
          <table:table-cell office:value-type="float" office:value="1106" table:style-name="ce54">
            <text:p>110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170.94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04.06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44" table:style-name="ce54">
            <text:p>114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Diario #1138: Reclasificaci de Registr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204.06" table:style-name="ce54">
            <text:p>204,06</text:p>
          </table:table-cell>
          <table:table-cell office:value-type="float" office:value="0" table:style-name="ce54">
            <text:p>0</text:p>
          </table:table-cell>
          <table:table-cell office:value-type="float" office:value="1144" table:style-name="ce54">
            <text:p>114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04.17</text:p>
          </table:table-cell>
          <table:table-cell office:value-type="float" office:value="0" table:style-name="ce54">
            <text:p>0</text:p>
          </table:table-cell>
          <table:table-cell office:value-type="float" office:value="204.17" table:style-name="ce54">
            <text:p>204,17</text:p>
          </table:table-cell>
          <table:table-cell office:value-type="float" office:value="1111" table:style-name="ce54">
            <text:p>111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204.17" table:style-name="ce54">
            <text:p>204,17</text:p>
          </table:table-cell>
          <table:table-cell office:value-type="float" office:value="0" table:style-name="ce54">
            <text:p>0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24.00</text:p>
          </table:table-cell>
          <table:table-cell office:value-type="float" office:value="0" table:style-name="ce54">
            <text:p>0</text:p>
          </table:table-cell>
          <table:table-cell office:value-type="float" office:value="224" table:style-name="ce54">
            <text:p>224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224" table:style-name="ce54">
            <text:p>224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00.00</text:p>
          </table:table-cell>
          <table:table-cell office:value-type="float" office:value="0" table:style-name="ce54">
            <text:p>0</text:p>
          </table:table-cell>
          <table:table-cell office:value-type="float" office:value="400" table:style-name="ce54">
            <text:p>400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400" table:style-name="ce54">
            <text:p>400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00.00</text:p>
          </table:table-cell>
          <table:table-cell office:value-type="float" office:value="0" table:style-name="ce54">
            <text:p>0</text:p>
          </table:table-cell>
          <table:table-cell office:value-type="float" office:value="200" table:style-name="ce54">
            <text:p>200</text:p>
          </table:table-cell>
          <table:table-cell office:value-type="float" office:value="1161" table:style-name="ce54">
            <text:p>116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200" table:style-name="ce54">
            <text:p>200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95.83</text:p>
          </table:table-cell>
          <table:table-cell office:value-type="float" office:value="0" table:style-name="ce54">
            <text:p>0</text:p>
          </table:table-cell>
          <table:table-cell office:value-type="float" office:value="195.83" table:style-name="ce54">
            <text:p>195,83</text:p>
          </table:table-cell>
          <table:table-cell office:value-type="float" office:value="1171" table:style-name="ce54">
            <text:p>117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195.83" table:style-name="ce54">
            <text:p>195,83</text:p>
          </table:table-cell>
          <table:table-cell office:value-type="float" office:value="0" table:style-name="ce54">
            <text:p>0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35.86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office:value-type="float" office:value="1189" table:style-name="ce54">
            <text:p>118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35.86" table:style-name="ce54">
            <text:p>235,86</text:p>
          </table:table-cell>
          <table:table-cell office:value-type="float" office:value="0" table:style-name="ce54">
            <text:p>0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35.86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office:value-type="float" office:value="471.72" table:style-name="ce54">
            <text:p>471,72</text:p>
          </table:table-cell>
          <table:table-cell office:value-type="float" office:value="471.72" table:style-name="ce54">
            <text:p>471,72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35.86" table:style-name="ce54">
            <text:p>235,86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235.86</text:p>
          </table:table-cell>
          <table:table-cell office:value-type="float" office:value="235.86" table:style-name="ce54">
            <text:p>235,86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4</text:p>
          </table:table-cell>
          <table:table-cell office:value-type="string" table:style-name="ce49">
            <text:p>10% RETENCION FUENTE</text:p>
          </table:table-cell>
          <table:table-cell office:value-type="float" office:value="0" table:style-name="ce50">
            <text:p>0</text:p>
          </table:table-cell>
          <table:table-cell office:value-type="float" office:value="4365.28" table:style-name="ce50">
            <text:p>4365,28</text:p>
          </table:table-cell>
          <table:table-cell office:value-type="float" office:value="4365.28" table:style-name="ce50">
            <text:p>4365,28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<text:s/>375.00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087" table:style-name="ce54">
            <text:p>108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425.00</text:p>
          </table:table-cell>
          <table:table-cell office:value-type="float" office:value="425" table:style-name="ce54">
            <text:p>425</text:p>
          </table:table-cell>
          <table:table-cell office:value-type="float" office:value="0" table:style-name="ce54">
            <text:p>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425" table:style-name="ce54">
            <text:p>425</text:p>
          </table:table-cell>
          <table:table-cell office:value-type="float" office:value="1097" table:style-name="ce54">
            <text:p>109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00.00</text:p>
          </table:table-cell>
          <table:table-cell office:value-type="float" office:value="0" table:style-name="ce54">
            <text:p>0</text:p>
          </table:table-cell>
          <table:table-cell office:value-type="float" office:value="300" table:style-name="ce54">
            <text:p>300</text:p>
          </table:table-cell>
          <table:table-cell office:value-type="float" office:value="1103" table:style-name="ce54">
            <text:p>110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00" table:style-name="ce54">
            <text:p>300</text:p>
          </table:table-cell>
          <table:table-cell office:value-type="float" office:value="0" table:style-name="ce54">
            <text:p>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75.00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06" table:style-name="ce54">
            <text:p>110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144" table:style-name="ce54">
            <text:p>114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ABRIL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500.00</text:p>
          </table:table-cell>
          <table:table-cell office:value-type="float" office:value="0" table:style-name="ce54">
            <text:p>0</text:p>
          </table:table-cell>
          <table:table-cell office:value-type="float" office:value="500" table:style-name="ce54">
            <text:p>500</text:p>
          </table:table-cell>
          <table:table-cell office:value-type="float" office:value="1111" table:style-name="ce54">
            <text:p>111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500" table:style-name="ce54">
            <text:p>500</text:p>
          </table:table-cell>
          <table:table-cell office:value-type="float" office:value="0" table:style-name="ce54">
            <text:p>0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75.00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60.28</text:p>
          </table:table-cell>
          <table:table-cell office:value-type="float" office:value="0" table:style-name="ce54">
            <text:p>0</text:p>
          </table:table-cell>
          <table:table-cell office:value-type="float" office:value="360.28" table:style-name="ce54">
            <text:p>360,28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60.28" table:style-name="ce54">
            <text:p>360,28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75.00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61" table:style-name="ce54">
            <text:p>116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75.00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71" table:style-name="ce54">
            <text:p>117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75" table:style-name="ce54">
            <text:p>375</text:p>
          </table:table-cell>
          <table:table-cell office:value-type="float" office:value="0" table:style-name="ce54">
            <text:p>0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385.00</text:p>
          </table:table-cell>
          <table:table-cell office:value-type="float" office:value="0" table:style-name="ce54">
            <text:p>0</text:p>
          </table:table-cell>
          <table:table-cell office:value-type="float" office:value="385" table:style-name="ce54">
            <text:p>385</text:p>
          </table:table-cell>
          <table:table-cell office:value-type="float" office:value="1189" table:style-name="ce54">
            <text:p>118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385" table:style-name="ce54">
            <text:p>385</text:p>
          </table:table-cell>
          <table:table-cell office:value-type="float" office:value="0" table:style-name="ce54">
            <text:p>0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60.00</text:p>
          </table:table-cell>
          <table:table-cell office:value-type="float" office:value="0" table:style-name="ce54">
            <text:p>0</text:p>
          </table:table-cell>
          <table:table-cell office:value-type="float" office:value="260" table:style-name="ce54">
            <text:p>260</text:p>
          </table:table-cell>
          <table:table-cell office:value-type="float" office:value="520" table:style-name="ce54">
            <text:p>520</text:p>
          </table:table-cell>
          <table:table-cell office:value-type="float" office:value="520" table:style-name="ce54">
            <text:p>520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60" table:style-name="ce54">
            <text:p>26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60.00</text:p>
          </table:table-cell>
          <table:table-cell office:value-type="float" office:value="0" table:style-name="ce54">
            <text:p>0</text:p>
          </table:table-cell>
          <table:table-cell office:value-type="float" office:value="260" table:style-name="ce54">
            <text:p>26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60" table:style-name="ce54">
            <text:p>260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7</text:p>
          </table:table-cell>
          <table:table-cell office:value-type="string" table:style-name="ce49">
            <text:p>RET. FUENTE POR PAGAR</text:p>
          </table:table-cell>
          <table:table-cell office:value-type="float" office:value="-606.80999999999995" table:style-name="ce50">
            <text:p>-606,81</text:p>
          </table:table-cell>
          <table:table-cell office:value-type="float" office:value="7598.54" table:style-name="ce50">
            <text:p>7598,54</text:p>
          </table:table-cell>
          <table:table-cell office:value-type="float" office:value="7500.29" table:style-name="ce50">
            <text:p>7500,29</text:p>
          </table:table-cell>
          <table:table-cell office:value-type="float" office:value="-508.56" table:style-name="ce51">
            <text:p>-508,56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981.81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174.28</text:p>
          </table:table-cell>
          <table:table-cell office:value-type="float" office:value="0" table:style-name="ce54">
            <text:p>0</text:p>
          </table:table-cell>
          <table:table-cell office:value-type="float" office:value="192.47" table:style-name="ce54">
            <text:p>192,47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190.26</text:p>
          </table:table-cell>
          <table:table-cell office:value-type="float" office:value="0" table:style-name="ce54">
            <text:p>0</text:p>
          </table:table-cell>
          <table:table-cell office:value-type="float" office:value="15.98" table:style-name="ce54">
            <text:p>15,98</text:p>
          </table:table-cell>
          <table:table-cell office:value-type="float" office:value="1084" table:style-name="ce54">
            <text:p>108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5">
            <text:p>30/01/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74.91</text:p>
          </table:table-cell>
          <table:table-cell office:value-type="float" office:value="615.35" table:style-name="ce54">
            <text:p>615,35</text:p>
          </table:table-cell>
          <table:table-cell office:value-type="float" office:value="0" table:style-name="ce54">
            <text:p>0</text:p>
          </table:table-cell>
          <table:table-cell office:value-type="float" office:value="1088" table:style-name="ce54">
            <text:p>108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68302" table:style-name="ce1">
            <text:p>168302</text:p>
          </table:table-cell>
          <table:table-cell office:value-type="date" office:date-value="2020-01-31T00:00:00" table:style-name="ce55">
            <text:p>31/01/20</text:p>
          </table:table-cell>
          <table:table-cell office:value-type="string" table:style-name="ce1">
            <text:p>ND 3610-0 :ND:0-3610 Pago retenci fuente mes di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999.91</text:p>
          </table:table-cell>
          <table:table-cell office:value-type="float" office:value="0" table:style-name="ce54">
            <text:p>0</text:p>
          </table:table-cell>
          <table:table-cell office:value-type="float" office:value="425" table:style-name="ce54">
            <text:p>425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16.46</text:p>
          </table:table-cell>
          <table:table-cell office:value-type="float" office:value="583.45000000000005" table:style-name="ce54">
            <text:p>583,45</text:p>
          </table:table-cell>
          <table:table-cell office:value-type="float" office:value="0" table:style-name="ce54">
            <text:p>0</text:p>
          </table:table-cell>
          <table:table-cell office:value-type="float" office:value="1093" table:style-name="ce54">
            <text:p>1093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1102" table:style-name="ce1">
            <text:p>171102</text:p>
          </table:table-cell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ND 3115-0 :ND:0-3115 PAGO RETENCION FTE MES ENER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42.14</text:p>
          </table:table-cell>
          <table:table-cell office:value-type="float" office:value="0" table:style-name="ce54">
            <text:p>0</text:p>
          </table:table-cell>
          <table:table-cell office:value-type="float" office:value="25.68" table:style-name="ce54">
            <text:p>25,68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42.74</text:p>
          </table:table-cell>
          <table:table-cell office:value-type="float" office:value="0" table:style-name="ce54">
            <text:p>0</text:p>
          </table:table-cell>
          <table:table-cell office:value-type="float" office:value="0.6" table:style-name="ce54">
            <text:p>0,6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682.74</text:p>
          </table:table-cell>
          <table:table-cell office:value-type="float" office:value="0" table:style-name="ce54">
            <text:p>0</text:p>
          </table:table-cell>
          <table:table-cell office:value-type="float" office:value="240" table:style-name="ce54">
            <text:p>240</text:p>
          </table:table-cell>
          <table:table-cell office:value-type="float" office:value="1096" table:style-name="ce54">
            <text:p>109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55">
            <text:p>29/02/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03.59</text:p>
          </table:table-cell>
          <table:table-cell office:value-type="float" office:value="0" table:style-name="ce54">
            <text:p>0</text:p>
          </table:table-cell>
          <table:table-cell office:value-type="float" office:value="20.85" table:style-name="ce54">
            <text:p>20,85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943.59</text:p>
          </table:table-cell>
          <table:table-cell office:value-type="float" office:value="0" table:style-name="ce54">
            <text:p>0</text:p>
          </table:table-cell>
          <table:table-cell office:value-type="float" office:value="240" table:style-name="ce54">
            <text:p>24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243.59</text:p>
          </table:table-cell>
          <table:table-cell office:value-type="float" office:value="0" table:style-name="ce54">
            <text:p>0</text:p>
          </table:table-cell>
          <table:table-cell office:value-type="float" office:value="300" table:style-name="ce54">
            <text:p>300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52.31</text:p>
          </table:table-cell>
          <table:table-cell office:value-type="float" office:value="691.28" table:style-name="ce54">
            <text:p>691,28</text:p>
          </table:table-cell>
          <table:table-cell office:value-type="float" office:value="0" table:style-name="ce54">
            <text:p>0</text:p>
          </table:table-cell>
          <table:table-cell office:value-type="float" office:value="1101" table:style-name="ce54">
            <text:p>110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2602" table:style-name="ce1">
            <text:p>172602</text:p>
          </table:table-cell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ND 4634-0 :ND:0-4634 Pago retencion en la fuente m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54.63</text:p>
          </table:table-cell>
          <table:table-cell office:value-type="float" office:value="0" table:style-name="ce54">
            <text:p>0</text:p>
          </table:table-cell>
          <table:table-cell office:value-type="float" office:value="2.3199999999999998" table:style-name="ce54">
            <text:p>2,32</text:p>
          </table:table-cell>
          <table:table-cell office:value-type="float" office:value="1104" table:style-name="ce54">
            <text:p>1104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55">
            <text:p>31/03/20</text:p>
          </table:table-cell>
          <table:table-cell office:value-type="string" table:style-name="ce1">
            <text:p>Traspaso impuesto mes Marz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55.09</text:p>
          </table:table-cell>
          <table:table-cell office:value-type="float" office:value="0" table:style-name="ce54">
            <text:p>0</text:p>
          </table:table-cell>
          <table:table-cell office:value-type="float" office:value="0.46" table:style-name="ce54">
            <text:p>0,46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930.09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134.15</text:p>
          </table:table-cell>
          <table:table-cell office:value-type="float" office:value="0" table:style-name="ce54">
            <text:p>0</text:p>
          </table:table-cell>
          <table:table-cell office:value-type="float" office:value="204.06" table:style-name="ce54">
            <text:p>204,06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70.98</text:p>
          </table:table-cell>
          <table:table-cell office:value-type="float" office:value="563.16999999999996" table:style-name="ce54">
            <text:p>563,17</text:p>
          </table:table-cell>
          <table:table-cell office:value-type="float" office:value="0" table:style-name="ce54">
            <text:p>0</text:p>
          </table:table-cell>
          <table:table-cell office:value-type="float" office:value="1105" table:style-name="ce54">
            <text:p>110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4602" table:style-name="ce1">
            <text:p>174602</text:p>
          </table:table-cell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ND 3124-0 :ND:0-3124 PAGO RTE FUENTE MES MARZO 2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070.98</text:p>
          </table:table-cell>
          <table:table-cell office:value-type="float" office:value="0" table:style-name="ce54">
            <text:p>0</text:p>
          </table:table-cell>
          <table:table-cell office:value-type="float" office:value="500" table:style-name="ce54">
            <text:p>500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91.46</text:p>
          </table:table-cell>
          <table:table-cell office:value-type="float" office:value="579.52" table:style-name="ce54">
            <text:p>579,52</text:p>
          </table:table-cell>
          <table:table-cell office:value-type="float" office:value="0" table:style-name="ce54">
            <text:p>0</text:p>
          </table:table-cell>
          <table:table-cell office:value-type="float" office:value="1109" table:style-name="ce54">
            <text:p>110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6002" table:style-name="ce1">
            <text:p>176002</text:p>
          </table:table-cell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ND 2888-0 :ND:0-2888 PAGO RTE FUENTE MES ABRIL 2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695.63</text:p>
          </table:table-cell>
          <table:table-cell office:value-type="float" office:value="0" table:style-name="ce54">
            <text:p>0</text:p>
          </table:table-cell>
          <table:table-cell office:value-type="float" office:value="204.17" table:style-name="ce54">
            <text:p>204,17</text:p>
          </table:table-cell>
          <table:table-cell office:value-type="float" office:value="1112" table:style-name="ce54">
            <text:p>111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5">
            <text:p>31/05/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070.63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294.63</text:p>
          </table:table-cell>
          <table:table-cell office:value-type="float" office:value="0" table:style-name="ce54">
            <text:p>0</text:p>
          </table:table-cell>
          <table:table-cell office:value-type="float" office:value="224" table:style-name="ce54">
            <text:p>224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303.17</text:p>
          </table:table-cell>
          <table:table-cell office:value-type="float" office:value="0" table:style-name="ce54">
            <text:p>0</text:p>
          </table:table-cell>
          <table:table-cell office:value-type="float" office:value="8.5399999999999991" table:style-name="ce54">
            <text:p>8,54</text:p>
          </table:table-cell>
          <table:table-cell office:value-type="float" office:value="1146" table:style-name="ce54">
            <text:p>114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Regularizaci de Saldo por Retenci Anulada en Septiembre-20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303.54</text:p>
          </table:table-cell>
          <table:table-cell office:value-type="float" office:value="0" table:style-name="ce54">
            <text:p>0</text:p>
          </table:table-cell>
          <table:table-cell office:value-type="float" office:value="0.37" table:style-name="ce54">
            <text:p>0,37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326.92</text:p>
          </table:table-cell>
          <table:table-cell office:value-type="float" office:value="0" table:style-name="ce54">
            <text:p>0</text:p>
          </table:table-cell>
          <table:table-cell office:value-type="float" office:value="23.38" table:style-name="ce54">
            <text:p>23,38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,365.91</text:p>
          </table:table-cell>
          <table:table-cell office:value-type="float" office:value="0" table:style-name="ce54">
            <text:p>0</text:p>
          </table:table-cell>
          <table:table-cell office:value-type="float" office:value="38.99" table:style-name="ce54">
            <text:p>38,99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661.74</text:p>
          </table:table-cell>
          <table:table-cell office:value-type="float" office:value="704.17" table:style-name="ce54">
            <text:p>704,17</text:p>
          </table:table-cell>
          <table:table-cell office:value-type="float" office:value="0" table:style-name="ce54">
            <text:p>0</text:p>
          </table:table-cell>
          <table:table-cell office:value-type="float" office:value="1121" table:style-name="ce54">
            <text:p>112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79402" table:style-name="ce1">
            <text:p>179402</text:p>
          </table:table-cell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ND 03689-0 :ND:0-03689 Pago SRI Retencion Fuente m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661.74" table:style-name="ce54">
            <text:p>661,74</text:p>
          </table:table-cell>
          <table:table-cell office:value-type="float" office:value="0" table:style-name="ce54">
            <text:p>0</text:p>
          </table:table-cell>
          <table:table-cell office:value-type="float" office:value="1157" table:style-name="ce54">
            <text:p>115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0802" table:style-name="ce1">
            <text:p>180802</text:p>
          </table:table-cell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ND 03231-0 :ND:0-03231 Pago SRI retenciones en l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60.28</text:p>
          </table:table-cell>
          <table:table-cell office:value-type="float" office:value="0" table:style-name="ce54">
            <text:p>0</text:p>
          </table:table-cell>
          <table:table-cell office:value-type="float" office:value="360.28" table:style-name="ce54">
            <text:p>360,28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93.19</text:p>
          </table:table-cell>
          <table:table-cell office:value-type="float" office:value="0" table:style-name="ce54">
            <text:p>0</text:p>
          </table:table-cell>
          <table:table-cell office:value-type="float" office:value="32.909999999999997" table:style-name="ce54">
            <text:p>32,91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95.19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795.19</text:p>
          </table:table-cell>
          <table:table-cell office:value-type="float" office:value="0" table:style-name="ce54">
            <text:p>0</text:p>
          </table:table-cell>
          <table:table-cell office:value-type="float" office:value="400" table:style-name="ce54">
            <text:p>40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795.19" table:style-name="ce54">
            <text:p>795,19</text:p>
          </table:table-cell>
          <table:table-cell office:value-type="float" office:value="0" table:style-name="ce54">
            <text:p>0</text:p>
          </table:table-cell>
          <table:table-cell office:value-type="float" office:value="1159" table:style-name="ce54">
            <text:p>1159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3102" table:style-name="ce1">
            <text:p>183102</text:p>
          </table:table-cell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ND 2893-0 :ND:0-2893 SRI - Cancelaci de Retenc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.00</text:p>
          </table:table-cell>
          <table:table-cell office:value-type="float" office:value="0" table:style-name="ce54">
            <text:p>0</text:p>
          </table:table-cell>
          <table:table-cell office:value-type="float" office:value="2" table:style-name="ce54">
            <text:p>2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3.93</text:p>
          </table:table-cell>
          <table:table-cell office:value-type="float" office:value="0" table:style-name="ce54">
            <text:p>0</text:p>
          </table:table-cell>
          <table:table-cell office:value-type="float" office:value="21.93" table:style-name="ce54">
            <text:p>21,93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23.93</text:p>
          </table:table-cell>
          <table:table-cell office:value-type="float" office:value="0" table:style-name="ce54">
            <text:p>0</text:p>
          </table:table-cell>
          <table:table-cell office:value-type="float" office:value="200" table:style-name="ce54">
            <text:p>20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98.93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598.92999999999995" table:style-name="ce54">
            <text:p>598,93</text:p>
          </table:table-cell>
          <table:table-cell office:value-type="float" office:value="0" table:style-name="ce54">
            <text:p>0</text:p>
          </table:table-cell>
          <table:table-cell office:value-type="float" office:value="1172" table:style-name="ce54">
            <text:p>1172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5502" table:style-name="ce1">
            <text:p>185502</text:p>
          </table:table-cell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ND 5337-0 :ND:0-5337 SRI - Cancelaci de Retenc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.38</text:p>
          </table:table-cell>
          <table:table-cell office:value-type="float" office:value="0" table:style-name="ce54">
            <text:p>0</text:p>
          </table:table-cell>
          <table:table-cell office:value-type="float" office:value="1.38" table:style-name="ce54">
            <text:p>1,38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97.21</text:p>
          </table:table-cell>
          <table:table-cell office:value-type="float" office:value="0" table:style-name="ce54">
            <text:p>0</text:p>
          </table:table-cell>
          <table:table-cell office:value-type="float" office:value="195.83" table:style-name="ce54">
            <text:p>195,83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572.21</text:p>
          </table:table-cell>
          <table:table-cell office:value-type="float" office:value="0" table:style-name="ce54">
            <text:p>0</text:p>
          </table:table-cell>
          <table:table-cell office:value-type="float" office:value="375" table:style-name="ce54">
            <text:p>375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572.21" table:style-name="ce54">
            <text:p>572,21</text:p>
          </table:table-cell>
          <table:table-cell office:value-type="float" office:value="0" table:style-name="ce54">
            <text:p>0</text:p>
          </table:table-cell>
          <table:table-cell office:value-type="float" office:value="1188" table:style-name="ce54">
            <text:p>118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BMACH</text:p>
          </table:table-cell>
          <table:table-cell office:value-type="float" office:value="186902" table:style-name="ce1">
            <text:p>186902</text:p>
          </table:table-cell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ND 2989-0 :ND:0-2989 Pago SRI retenciones en la fu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235.86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620.86</text:p>
          </table:table-cell>
          <table:table-cell office:value-type="float" office:value="0" table:style-name="ce54">
            <text:p>0</text:p>
          </table:table-cell>
          <table:table-cell office:value-type="float" office:value="385" table:style-name="ce54">
            <text:p>385</text:p>
          </table:table-cell>
          <table:table-cell office:value-type="float" office:value="1190" table:style-name="ce54">
            <text:p>119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5">
            <text:p>31/10/20</text:p>
          </table:table-cell>
          <table:table-cell office:value-type="string" table:style-name="ce1">
            <text:p>TRASPASO DE IMPUESTO OCTUBRE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<text:s/>.00</text:p>
          </table:table-cell>
          <table:table-cell office:value-type="float" office:value="620.86" table:style-name="ce54">
            <text:p>620,86</text:p>
          </table:table-cell>
          <table:table-cell office:value-type="float" office:value="0" table:style-name="ce54">
            <text:p>0</text:p>
          </table:table-cell>
          <table:table-cell office:value-type="float" office:value="1233.53" table:style-name="ce54">
            <text:p>1233,53</text:p>
          </table:table-cell>
          <table:table-cell office:value-type="float" office:value="1121.23" table:style-name="ce54">
            <text:p>1121,23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ND 6879-0 :ND:0-6879 Pago SRI - Retenciones en l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4.00</text:p>
          </table:table-cell>
          <table:table-cell office:value-type="float" office:value="0" table:style-name="ce54">
            <text:p>0</text:p>
          </table:table-cell>
          <table:table-cell office:value-type="float" office:value="4" table:style-name="ce54">
            <text:p>4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116.82</text:p>
          </table:table-cell>
          <table:table-cell office:value-type="float" office:value="0" table:style-name="ce54">
            <text:p>0</text:p>
          </table:table-cell>
          <table:table-cell office:value-type="float" office:value="112.82" table:style-name="ce54">
            <text:p>112,82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54">
            <text:p>-352.68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612.68</text:p>
          </table:table-cell>
          <table:table-cell office:value-type="float" office:value="0" table:style-name="ce54">
            <text:p>0</text:p>
          </table:table-cell>
          <table:table-cell office:value-type="float" office:value="260" table:style-name="ce54">
            <text:p>26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848.54</text:p>
          </table:table-cell>
          <table:table-cell office:value-type="float" office:value="0" table:style-name="ce54">
            <text:p>0</text:p>
          </table:table-cell>
          <table:table-cell office:value-type="float" office:value="235.86" table:style-name="ce54">
            <text:p>235,86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35.87</text:p>
          </table:table-cell>
          <table:table-cell office:value-type="float" office:value="612.66999999999996" table:style-name="ce54">
            <text:p>612,67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ND 15905-0 :ND:0-15905 Pago SRI - Retenciones en l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48.56</text:p>
          </table:table-cell>
          <table:table-cell office:value-type="float" office:value="0" table:style-name="ce54">
            <text:p>0</text:p>
          </table:table-cell>
          <table:table-cell office:value-type="float" office:value="12.69" table:style-name="ce54">
            <text:p>12,69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508.56</text:p>
          </table:table-cell>
          <table:table-cell office:value-type="float" office:value="0" table:style-name="ce54">
            <text:p>0</text:p>
          </table:table-cell>
          <table:table-cell office:value-type="float" office:value="260" table:style-name="ce54">
            <text:p>26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8</text:p>
          </table:table-cell>
          <table:table-cell office:value-type="string" table:style-name="ce49">
            <text:p>Ret. Impto. 1.75% Compras</text:p>
          </table:table-cell>
          <table:table-cell office:value-type="float" office:value="0" table:style-name="ce50">
            <text:p>0</text:p>
          </table:table-cell>
          <table:table-cell office:value-type="float" office:value="2.21" table:style-name="ce50">
            <text:p>2,21</text:p>
          </table:table-cell>
          <table:table-cell office:value-type="float" office:value="2.21" table:style-name="ce50">
            <text:p>2,21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.46</text:p>
          </table:table-cell>
          <table:table-cell office:value-type="float" office:value="0" table:style-name="ce54">
            <text:p>0</text:p>
          </table:table-cell>
          <table:table-cell office:value-type="float" office:value="0.46" table:style-name="ce54">
            <text:p>0,46</text:p>
          </table:table-cell>
          <table:table-cell office:value-type="float" office:value="1107" table:style-name="ce54">
            <text:p>1107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.46" table:style-name="ce54">
            <text:p>0,46</text:p>
          </table:table-cell>
          <table:table-cell office:value-type="float" office:value="0" table:style-name="ce54">
            <text:p>0</text:p>
          </table:table-cell>
          <table:table-cell office:value-type="float" office:value="1138" table:style-name="ce54">
            <text:p>113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5">
            <text:p>30/04/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37</text:p>
          </table:table-cell>
          <table:table-cell office:value-type="float" office:value="0.37" table:style-name="ce54">
            <text:p>0,37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0.37" table:style-name="ce54">
            <text:p>0,37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1.38</text:p>
          </table:table-cell>
          <table:table-cell office:value-type="float" office:value="1.38" table:style-name="ce54">
            <text:p>1,38</text:p>
          </table:table-cell>
          <table:table-cell office:value-type="float" office:value="0" table:style-name="ce54">
            <text:p>0</text:p>
          </table:table-cell>
          <table:table-cell office:value-type="float" office:value="1186" table:style-name="ce54">
            <text:p>118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1.38" table:style-name="ce54">
            <text:p>1,38</text:p>
          </table:table-cell>
          <table:table-cell office:value-type="float" office:value="1171" table:style-name="ce54">
            <text:p>117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55">
            <text:p>30/09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2-009</text:p>
          </table:table-cell>
          <table:table-cell office:value-type="string" table:style-name="ce49">
            <text:p>Ret. Impto. 2.75% Compras</text:p>
          </table:table-cell>
          <table:table-cell office:value-type="float" office:value="0" table:style-name="ce50">
            <text:p>0</text:p>
          </table:table-cell>
          <table:table-cell office:value-type="float" office:value="264.18" table:style-name="ce50">
            <text:p>264,18</text:p>
          </table:table-cell>
          <table:table-cell office:value-type="float" office:value="264.18" table:style-name="ce50">
            <text:p>264,18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-38.99</text:p>
          </table:table-cell>
          <table:table-cell office:value-type="float" office:value="0" table:style-name="ce54">
            <text:p>0</text:p>
          </table:table-cell>
          <table:table-cell office:value-type="float" office:value="38.99" table:style-name="ce54">
            <text:p>38,99</text:p>
          </table:table-cell>
          <table:table-cell office:value-type="float" office:value="1115" table:style-name="ce54">
            <text:p>111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62.37</text:p>
          </table:table-cell>
          <table:table-cell office:value-type="float" office:value="0" table:style-name="ce54">
            <text:p>0</text:p>
          </table:table-cell>
          <table:table-cell office:value-type="float" office:value="23.38" table:style-name="ce54">
            <text:p>23,38</text:p>
          </table:table-cell>
          <table:table-cell office:value-type="float" office:value="1116" table:style-name="ce54">
            <text:p>111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3.38</text:p>
          </table:table-cell>
          <table:table-cell office:value-type="float" office:value="38.99" table:style-name="ce54">
            <text:p>38,99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3.38" table:style-name="ce54">
            <text:p>23,38</text:p>
          </table:table-cell>
          <table:table-cell office:value-type="float" office:value="0" table:style-name="ce54">
            <text:p>0</text:p>
          </table:table-cell>
          <table:table-cell office:value-type="float" office:value="1145" table:style-name="ce54">
            <text:p>1145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5">
            <text:p>30/06/20</text:p>
          </table:table-cell>
          <table:table-cell office:value-type="string" table:style-name="ce1">
            <text:p>Traspaso de Impuestos mes Junio-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32.91</text:p>
          </table:table-cell>
          <table:table-cell office:value-type="float" office:value="32.909999999999997" table:style-name="ce54">
            <text:p>32,91</text:p>
          </table:table-cell>
          <table:table-cell office:value-type="float" office:value="0" table:style-name="ce54">
            <text:p>0</text:p>
          </table:table-cell>
          <table:table-cell office:value-type="float" office:value="1156" table:style-name="ce54">
            <text:p>1156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Traspaso impuesto mes Julio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54.37</text:p>
          </table:table-cell>
          <table:table-cell office:value-type="float" office:value="21.46" table:style-name="ce54">
            <text:p>21,46</text:p>
          </table:table-cell>
          <table:table-cell office:value-type="float" office:value="0" table:style-name="ce54">
            <text:p>0</text:p>
          </table:table-cell>
          <table:table-cell office:value-type="float" office:value="1148" table:style-name="ce54">
            <text:p>1148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54.37" table:style-name="ce54">
            <text:p>54,37</text:p>
          </table:table-cell>
          <table:table-cell office:value-type="float" office:value="1150" table:style-name="ce54">
            <text:p>115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55">
            <text:p>31/07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21.93</text:p>
          </table:table-cell>
          <table:table-cell office:value-type="float" office:value="0" table:style-name="ce54">
            <text:p>0</text:p>
          </table:table-cell>
          <table:table-cell office:value-type="float" office:value="21.93" table:style-name="ce54">
            <text:p>21,93</text:p>
          </table:table-cell>
          <table:table-cell office:value-type="float" office:value="1161" table:style-name="ce54">
            <text:p>1161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21.93" table:style-name="ce54">
            <text:p>21,93</text:p>
          </table:table-cell>
          <table:table-cell office:value-type="float" office:value="0" table:style-name="ce54">
            <text:p>0</text:p>
          </table:table-cell>
          <table:table-cell office:value-type="float" office:value="1160" table:style-name="ce54">
            <text:p>1160</text:p>
          </table:table-cell>
          <table:table-cell office:value-type="string" table:style-name="ce54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5">
            <text:p>31/08/20</text:p>
          </table:table-cell>
          <table:table-cell office:value-type="string" table:style-name="ce1">
            <text:p>TRASPASO DE IMPUESTO AGOSTO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12.82</text:p>
          </table:table-cell>
          <table:table-cell office:value-type="float" office:value="0" table:style-name="ce54">
            <text:p>0</text:p>
          </table:table-cell>
          <table:table-cell office:value-type="float" office:value="112.82" table:style-name="ce54">
            <text:p>112,82</text:p>
          </table:table-cell>
          <table:table-cell office:value-type="float" office:value="125.51" table:style-name="ce54">
            <text:p>125,51</text:p>
          </table:table-cell>
          <table:table-cell office:value-type="float" office:value="125.51" table:style-name="ce54">
            <text:p>125,51</text:p>
          </table:table-cell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12.82" table:style-name="ce54">
            <text:p>112,82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1-30T00:00:00" table:style-name="ce55">
            <text:p>30/11/20</text:p>
          </table:table-cell>
          <table:table-cell office:value-type="string" table:style-name="ce1">
            <text:p>Traspaso de Impuesto Noviembre -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-12.69</text:p>
          </table:table-cell>
          <table:table-cell office:value-type="float" office:value="0" table:style-name="ce54">
            <text:p>0</text:p>
          </table:table-cell>
          <table:table-cell office:value-type="float" office:value="12.69" table:style-name="ce54">
            <text:p>12,69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12.69" table:style-name="ce54">
            <text:p>12,69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Diciembre - 2020</text:p>
          </table:table-cell>
          <table:table-cell table:number-columns-repeated="16373"/>
        </table:table-row>
        <table:table-row table:style-name="ro5">
          <table:table-cell office:value-type="string" table:style-name="ce49">
            <text:p>2-1-1-01-03</text:p>
          </table:table-cell>
          <table:table-cell office:value-type="string" table:style-name="ce49">
            <text:p>IMPUESTO A LA RENTA POR PAGAR</text:p>
          </table:table-cell>
          <table:table-cell office:value-type="float" office:value="0" table:style-name="ce50">
            <text:p>0</text:p>
          </table:table-cell>
          <table:table-cell office:value-type="float" office:value="15612.31" table:style-name="ce50">
            <text:p>15612,31</text:p>
          </table:table-cell>
          <table:table-cell office:value-type="float" office:value="15612.31" table:style-name="ce50">
            <text:p>15612,31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otales &gt;&gt;&gt;&gt;&gt;&gt;&gt;&gt;&gt;&gt;&gt; :</text:p>
          </table:table-cell>
          <table:table-cell office:value-type="float" office:value="0" table:style-name="ce51">
            <text:p>0</text:p>
          </table:table-cell>
          <table:table-cell office:value-type="float" office:value="3960592.21" table:style-name="ce51">
            <text:p>3960592,21</text:p>
          </table:table-cell>
          <table:table-cell table:style-name="ce52"/>
          <table:table-cell table:number-columns-repeated="16374" table:style-name="ce51"/>
        </table:table-row>
        <table:table-row table:style-name="ro5">
          <table:table-cell office:value-type="string" table:style-name="ce49">
            <text:p>2-1-1-01-03-001</text:p>
          </table:table-cell>
          <table:table-cell office:value-type="string" table:style-name="ce49">
            <text:p>Impuesto a la Renta por <text:s/>Pagar</text:p>
          </table:table-cell>
          <table:table-cell office:value-type="float" office:value="0" table:style-name="ce50">
            <text:p>0</text:p>
          </table:table-cell>
          <table:table-cell office:value-type="float" office:value="15612.31" table:style-name="ce50">
            <text:p>15612,31</text:p>
          </table:table-cell>
          <table:table-cell office:value-type="float" office:value="15612.31" table:style-name="ce50">
            <text:p>15612,31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TC</text:p>
          </table:table-cell>
          <table:table-cell office:value-type="string" table:style-name="ce51">
            <text:p>Comprobante</text:p>
          </table:table-cell>
          <table:table-cell office:value-type="string" table:style-name="ce51">
            <text:p>Diario</text:p>
          </table:table-cell>
          <table:table-cell table:style-name="ce52"/>
          <table:table-cell table:number-columns-repeated="16374" table:style-name="ce51"/>
        </table:table-row>
        <table:table-row table:style-name="ro2">
          <table:table-cell table:number-columns-repeated="2" table:style-name="ce53"/>
          <table:table-cell office:value-type="string" table:style-name="ce54">
            <text:p><text:s/>15,390.03</text:p>
          </table:table-cell>
          <table:table-cell office:value-type="float" office:value="15390.03" table:style-name="ce54">
            <text:p>15390,03</text:p>
          </table:table-cell>
          <table:table-cell office:value-type="float" office:value="0" table:style-name="ce54">
            <text:p>0</text:p>
          </table:table-cell>
          <table:table-cell office:value-type="float" office:value="15612.31" table:style-name="ce54">
            <text:p>15612,31</text:p>
          </table:table-cell>
          <table:table-cell office:value-type="float" office:value="15612.31" table:style-name="ce54">
            <text:p>15612,31</text:p>
          </table:table-cell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lado credito tributario <text:s/>aplicado <text:s/>a impuesto a la renta <text:s/>por <text:s/>pagar 2020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15,612.31</text:p>
          </table:table-cell>
          <table:table-cell office:value-type="float" office:value="222.28" table:style-name="ce54">
            <text:p>222,28</text:p>
          </table:table-cell>
          <table:table-cell office:value-type="float" office:value="0" table:style-name="ce54">
            <text:p>0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TRASPASO DE IMPUESTO A LA RENTA CON CREDITO TRIBUTARIO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15,390.03</text:p>
          </table:table-cell>
          <table:table-cell office:value-type="float" office:value="0" table:style-name="ce54">
            <text:p>0</text:p>
          </table:table-cell>
          <table:table-cell office:value-type="float" office:value="222.28" table:style-name="ce54">
            <text:p>222,28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AJUSTE DE CREDITO TRIBUTARIO POR GASTOS NO DEDUCIBLES</text:p>
          </table:table-cell>
          <table:table-cell table:number-columns-repeated="16373"/>
        </table:table-row>
        <table:table-row table:style-name="ro2">
          <table:table-cell table:number-columns-repeated="2" table:style-name="ce53"/>
          <table:table-cell office:value-type="string" table:style-name="ce54">
            <text:p><text:s/>.00</text:p>
          </table:table-cell>
          <table:table-cell office:value-type="float" office:value="0" table:style-name="ce54">
            <text:p>0</text:p>
          </table:table-cell>
          <table:table-cell office:value-type="float" office:value="15390.03" table:style-name="ce54">
            <text:p>15390,03</text:p>
          </table:table-cell>
          <table:table-cell table:number-columns-repeated="2" table:style-name="ce54"/>
          <table:table-cell table:number-columns-repeated="2" table:style-name="ce1"/>
          <table:table-cell office:value-type="date" office:date-value="2020-12-31T00:00:00" table:style-name="ce55">
            <text:p>31/12/20</text:p>
          </table:table-cell>
          <table:table-cell office:value-type="string" table:style-name="ce1">
            <text:p>Impuesto a la renta <text:s/>Periodo 2020</text:p>
          </table:table-cell>
          <table:table-cell table:number-columns-repeated="16373"/>
        </table:table-row>
        <table:table-row table:number-rows-repeated="10483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Arial2" svg:font-family="Arial2"/>
    <style:font-face style:name="Futura-book" svg:font-family="Futura-book"/>
    <style:font-face style:name="Noto Sans CJK SC" svg:font-family="&quot;Noto Sans CJK S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-</number:text>
      <number:month number:textual="true"/>
      <number:text>-</number:text>
      <number:year/>
    </number:date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integer-digits="1"/>
      <number:text> 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8T16:19:51Z</dc:date>
    <meta:editing-cycles>5</meta:editing-cycles>
    <meta:editing-duration>PT2460S</meta:editing-duration>
  </office:meta>
</office:document-meta>
</file>